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name="P2" style:family="paragraph" style:parent-style-name="Normal">
      <style:paragraph-properties fo:text-align="left" fo:text-indent="0cm" fo:margin-left="-0.002cm" fo:margin-right="-0.049cm"/>
      <style:text-properties style:font-name="Charis SIL" fo:font-size="12pt"/>
    </style:style>
    <style:style style:name="P1" style:family="paragraph" style:parent-style-name="Normal">
      <style:paragraph-properties fo:text-align="left"/>
      <style:text-properties style:font-name="Charis SIL" fo:font-size="12pt"/>
    </style:style>
    <style:style style:name="Sect1" style:family="section"/>
    <style:style style:name="Table1" style:family="table">
      <style:table-properties style:width="26.382000cm" table:align="left"/>
    </style:style>
    <style:style style:name="Table1.col1" style:family="table-column">
      <style:table-column-properties style:column-width="3.981cm"/>
    </style:style>
    <style:style style:name="Table1.col2" style:family="table-column">
      <style:table-column-properties style:column-width="4.214cm"/>
    </style:style>
    <style:style style:name="Table1.col3" style:family="table-column">
      <style:table-column-properties style:column-width="18.187cm"/>
    </style:style>
    <style:style style:name="Table1.row88" style:family="table-row">
      <style:table-row-properties style:min-row-height="0.628cm"/>
    </style:style>
    <style:style style:name="Table1.row100" style:family="table-row">
      <style:table-row-properties style:min-row-height="0.628cm"/>
    </style:style>
    <style:style style:name="Table1.row101" style:family="table-row">
      <style:table-row-properties style:min-row-height="0.628cm"/>
    </style:style>
    <style:style style:name="Table1.row102" style:family="table-row">
      <style:table-row-properties style:min-row-height="0.628cm"/>
    </style:style>
    <style:style style:name="Table1.row103" style:family="table-row">
      <style:table-row-properties style:min-row-height="0.628cm"/>
    </style:style>
    <style:style style:name="Table1.row104" style:family="table-row">
      <style:table-row-properties style:min-row-height="0.628cm"/>
    </style:style>
    <style:style style:name="Table1.row105" style:family="table-row">
      <style:table-row-properties style:min-row-height="0.628cm"/>
    </style:style>
    <style:style style:name="Table1.row106" style:family="table-row">
      <style:table-row-properties style:min-row-height="0.628cm"/>
    </style:style>
    <style:style style:name="Table1.row107" style:family="table-row">
      <style:table-row-properties style:min-row-height="0.628cm"/>
    </style:style>
    <style:style style:name="Table1.row108" style:family="table-row">
      <style:table-row-properties style:min-row-height="0.628cm"/>
    </style:style>
    <style:style style:name="Table1.row109" style:family="table-row">
      <style:table-row-properties style:min-row-height="0.628cm"/>
    </style:style>
    <style:style style:name="Table1.row10" style:family="table-row">
      <style:table-row-properties style:min-row-height="0.628cm"/>
    </style:style>
    <style:style style:name="Table1.row11" style:family="table-row">
      <style:table-row-properties style:min-row-height="0.628cm"/>
    </style:style>
    <style:style style:name="Table1.row12" style:family="table-row">
      <style:table-row-properties style:min-row-height="0.628cm"/>
    </style:style>
    <style:style style:name="Table1.row13" style:family="table-row">
      <style:table-row-properties style:min-row-height="0.628cm"/>
    </style:style>
    <style:style style:name="Table1.row14" style:family="table-row">
      <style:table-row-properties style:min-row-height="0.628cm"/>
    </style:style>
    <style:style style:name="Table1.row15" style:family="table-row">
      <style:table-row-properties style:min-row-height="0.628cm"/>
    </style:style>
    <style:style style:name="Table1.row16" style:family="table-row">
      <style:table-row-properties style:min-row-height="0.628cm"/>
    </style:style>
    <style:style style:name="Table1.row17" style:family="table-row">
      <style:table-row-properties style:min-row-height="0.628cm"/>
    </style:style>
    <style:style style:name="Table1.row18" style:family="table-row">
      <style:table-row-properties style:min-row-height="0.628cm"/>
    </style:style>
    <style:style style:name="Table1.row19" style:family="table-row">
      <style:table-row-properties style:min-row-height="0.628cm"/>
    </style:style>
    <style:style style:name="Table1.row110" style:family="table-row">
      <style:table-row-properties style:min-row-height="0.628cm"/>
    </style:style>
    <style:style style:name="Table1.row111" style:family="table-row">
      <style:table-row-properties style:min-row-height="0.628cm"/>
    </style:style>
    <style:style style:name="Table1.row112" style:family="table-row">
      <style:table-row-properties style:min-row-height="0.628cm"/>
    </style:style>
    <style:style style:name="Table1.row113" style:family="table-row">
      <style:table-row-properties style:min-row-height="0.628cm"/>
    </style:style>
    <style:style style:name="Table1.row114" style:family="table-row">
      <style:table-row-properties style:min-row-height="0.628cm"/>
    </style:style>
    <style:style style:name="Table1.row115" style:family="table-row">
      <style:table-row-properties style:min-row-height="0.628cm"/>
    </style:style>
    <style:style style:name="Table1.row116" style:family="table-row">
      <style:table-row-properties style:min-row-height="0.628cm"/>
    </style:style>
    <style:style style:name="Table1.row117" style:family="table-row">
      <style:table-row-properties style:min-row-height="0.628cm"/>
    </style:style>
    <style:style style:name="Table1.row118" style:family="table-row">
      <style:table-row-properties style:min-row-height="0.628cm"/>
    </style:style>
    <style:style style:name="Table1.row119" style:family="table-row">
      <style:table-row-properties style:min-row-height="0.628cm"/>
    </style:style>
    <style:style style:name="Table1.row20" style:family="table-row">
      <style:table-row-properties style:min-row-height="0.628cm"/>
    </style:style>
    <style:style style:name="Table1.row21" style:family="table-row">
      <style:table-row-properties style:min-row-height="0.628cm"/>
    </style:style>
    <style:style style:name="Table1.row22" style:family="table-row">
      <style:table-row-properties style:min-row-height="0.628cm"/>
    </style:style>
    <style:style style:name="Table1.row23" style:family="table-row">
      <style:table-row-properties style:min-row-height="0.628cm"/>
    </style:style>
    <style:style style:name="Table1.row24" style:family="table-row">
      <style:table-row-properties style:min-row-height="0.628cm"/>
    </style:style>
    <style:style style:name="Table1.row25" style:family="table-row">
      <style:table-row-properties style:min-row-height="0.628cm"/>
    </style:style>
    <style:style style:name="Table1.row26" style:family="table-row">
      <style:table-row-properties style:min-row-height="0.628cm"/>
    </style:style>
    <style:style style:name="Table1.row27" style:family="table-row">
      <style:table-row-properties style:min-row-height="0.628cm"/>
    </style:style>
    <style:style style:name="Table1.row28" style:family="table-row">
      <style:table-row-properties style:min-row-height="0.628cm"/>
    </style:style>
    <style:style style:name="Table1.row29" style:family="table-row">
      <style:table-row-properties style:min-row-height="0.628cm"/>
    </style:style>
    <style:style style:name="Table1.row120" style:family="table-row">
      <style:table-row-properties style:min-row-height="0.628cm"/>
    </style:style>
    <style:style style:name="Table1.row121" style:family="table-row">
      <style:table-row-properties style:min-row-height="0.628cm"/>
    </style:style>
    <style:style style:name="Table1.row122" style:family="table-row">
      <style:table-row-properties style:min-row-height="0.628cm"/>
    </style:style>
    <style:style style:name="Table1.row123" style:family="table-row">
      <style:table-row-properties style:min-row-height="0.628cm"/>
    </style:style>
    <style:style style:name="Table1.row124" style:family="table-row">
      <style:table-row-properties style:min-row-height="0.628cm"/>
    </style:style>
    <style:style style:name="Table1.row125" style:family="table-row">
      <style:table-row-properties style:min-row-height="0.628cm"/>
    </style:style>
    <style:style style:name="Table1.row126" style:family="table-row">
      <style:table-row-properties style:min-row-height="0.628cm"/>
    </style:style>
    <style:style style:name="Table1.row127" style:family="table-row">
      <style:table-row-properties style:min-row-height="0.628cm"/>
    </style:style>
    <style:style style:name="Table1.row128" style:family="table-row">
      <style:table-row-properties style:min-row-height="0.628cm"/>
    </style:style>
    <style:style style:name="Table1.row129" style:family="table-row">
      <style:table-row-properties style:min-row-height="0.628cm"/>
    </style:style>
    <style:style style:name="Table1.row30" style:family="table-row">
      <style:table-row-properties style:min-row-height="0.628cm"/>
    </style:style>
    <style:style style:name="Table1.row31" style:family="table-row">
      <style:table-row-properties style:min-row-height="0.628cm"/>
    </style:style>
    <style:style style:name="Table1.row32" style:family="table-row">
      <style:table-row-properties style:min-row-height="0.628cm"/>
    </style:style>
    <style:style style:name="Table1.row33" style:family="table-row">
      <style:table-row-properties style:min-row-height="0.628cm"/>
    </style:style>
    <style:style style:name="Table1.row34" style:family="table-row">
      <style:table-row-properties style:min-row-height="0.628cm"/>
    </style:style>
    <style:style style:name="Table1.row35" style:family="table-row">
      <style:table-row-properties style:min-row-height="0.628cm"/>
    </style:style>
    <style:style style:name="Table1.row36" style:family="table-row">
      <style:table-row-properties style:min-row-height="0.628cm"/>
    </style:style>
    <style:style style:name="Table1.row37" style:family="table-row">
      <style:table-row-properties style:min-row-height="0.628cm"/>
    </style:style>
    <style:style style:name="Table1.row38" style:family="table-row">
      <style:table-row-properties style:min-row-height="0.628cm"/>
    </style:style>
    <style:style style:name="Table1.row39" style:family="table-row">
      <style:table-row-properties style:min-row-height="0.628cm"/>
    </style:style>
    <style:style style:name="Table1.row83" style:family="table-row">
      <style:table-row-properties style:min-row-height="0.628cm"/>
    </style:style>
    <style:style style:name="Table1.row84" style:family="table-row">
      <style:table-row-properties style:min-row-height="0.628cm"/>
    </style:style>
    <style:style style:name="Table1.row85" style:family="table-row">
      <style:table-row-properties style:min-row-height="0.628cm"/>
    </style:style>
    <style:style style:name="Table1.row130" style:family="table-row">
      <style:table-row-properties style:min-row-height="0.628cm"/>
    </style:style>
    <style:style style:name="Table1.row131" style:family="table-row">
      <style:table-row-properties style:min-row-height="0.628cm"/>
    </style:style>
    <style:style style:name="Table1.row132" style:family="table-row">
      <style:table-row-properties style:min-row-height="0.628cm"/>
    </style:style>
    <style:style style:name="Table1.row133" style:family="table-row">
      <style:table-row-properties style:min-row-height="0.628cm"/>
    </style:style>
    <style:style style:name="Table1.row134" style:family="table-row">
      <style:table-row-properties style:min-row-height="0.628cm"/>
    </style:style>
    <style:style style:name="Table1.row135" style:family="table-row">
      <style:table-row-properties style:min-row-height="0.628cm"/>
    </style:style>
    <style:style style:name="Table1.row136" style:family="table-row">
      <style:table-row-properties style:min-row-height="0.628cm"/>
    </style:style>
    <style:style style:name="Table1.row137" style:family="table-row">
      <style:table-row-properties style:min-row-height="0.628cm"/>
    </style:style>
    <style:style style:name="Table1.row138" style:family="table-row">
      <style:table-row-properties style:min-row-height="0.628cm"/>
    </style:style>
    <style:style style:name="Table1.row139" style:family="table-row">
      <style:table-row-properties style:min-row-height="0.628cm"/>
    </style:style>
    <style:style style:name="Table1.row89" style:family="table-row">
      <style:table-row-properties style:min-row-height="0.628cm"/>
    </style:style>
    <style:style style:name="Table1.row40" style:family="table-row">
      <style:table-row-properties style:min-row-height="0.628cm"/>
    </style:style>
    <style:style style:name="Table1.row41" style:family="table-row">
      <style:table-row-properties style:min-row-height="0.628cm"/>
    </style:style>
    <style:style style:name="Table1.row42" style:family="table-row">
      <style:table-row-properties style:min-row-height="0.628cm"/>
    </style:style>
    <style:style style:name="Table1.row43" style:family="table-row">
      <style:table-row-properties style:min-row-height="0.628cm"/>
    </style:style>
    <style:style style:name="Table1.row44" style:family="table-row">
      <style:table-row-properties style:min-row-height="0.628cm"/>
    </style:style>
    <style:style style:name="Table1.row45" style:family="table-row">
      <style:table-row-properties style:min-row-height="0.628cm"/>
    </style:style>
    <style:style style:name="Table1.row46" style:family="table-row">
      <style:table-row-properties style:min-row-height="0.628cm"/>
    </style:style>
    <style:style style:name="Table1.row47" style:family="table-row">
      <style:table-row-properties style:min-row-height="0.628cm"/>
    </style:style>
    <style:style style:name="Table1.row48" style:family="table-row">
      <style:table-row-properties style:min-row-height="0.628cm"/>
    </style:style>
    <style:style style:name="Table1.row49" style:family="table-row">
      <style:table-row-properties style:min-row-height="0.628cm"/>
    </style:style>
    <style:style style:name="Table1.row140" style:family="table-row">
      <style:table-row-properties style:min-row-height="0.628cm"/>
    </style:style>
    <style:style style:name="Table1.row141" style:family="table-row">
      <style:table-row-properties style:min-row-height="0.628cm"/>
    </style:style>
    <style:style style:name="Table1.row142" style:family="table-row">
      <style:table-row-properties style:min-row-height="0.628cm"/>
    </style:style>
    <style:style style:name="Table1.row143" style:family="table-row">
      <style:table-row-properties style:min-row-height="0.628cm"/>
    </style:style>
    <style:style style:name="Table1.row144" style:family="table-row">
      <style:table-row-properties style:min-row-height="0.628cm"/>
    </style:style>
    <style:style style:name="Table1.row145" style:family="table-row">
      <style:table-row-properties style:min-row-height="0.628cm"/>
    </style:style>
    <style:style style:name="Table1.row146" style:family="table-row">
      <style:table-row-properties style:min-row-height="0.628cm"/>
    </style:style>
    <style:style style:name="Table1.row147" style:family="table-row">
      <style:table-row-properties style:min-row-height="0.628cm"/>
    </style:style>
    <style:style style:name="Table1.row148" style:family="table-row">
      <style:table-row-properties style:min-row-height="0.628cm"/>
    </style:style>
    <style:style style:name="Table1.row149" style:family="table-row">
      <style:table-row-properties style:min-row-height="0.628cm"/>
    </style:style>
    <style:style style:name="Table1.row50" style:family="table-row">
      <style:table-row-properties style:min-row-height="0.628cm"/>
    </style:style>
    <style:style style:name="Table1.row51" style:family="table-row">
      <style:table-row-properties style:min-row-height="0.628cm"/>
    </style:style>
    <style:style style:name="Table1.row52" style:family="table-row">
      <style:table-row-properties style:min-row-height="0.628cm"/>
    </style:style>
    <style:style style:name="Table1.row53" style:family="table-row">
      <style:table-row-properties style:min-row-height="0.628cm"/>
    </style:style>
    <style:style style:name="Table1.row54" style:family="table-row">
      <style:table-row-properties style:min-row-height="0.628cm"/>
    </style:style>
    <style:style style:name="Table1.row55" style:family="table-row">
      <style:table-row-properties style:min-row-height="0.628cm"/>
    </style:style>
    <style:style style:name="Table1.row56" style:family="table-row">
      <style:table-row-properties style:min-row-height="0.628cm"/>
    </style:style>
    <style:style style:name="Table1.row57" style:family="table-row">
      <style:table-row-properties style:min-row-height="0.628cm"/>
    </style:style>
    <style:style style:name="Table1.row58" style:family="table-row">
      <style:table-row-properties style:min-row-height="0.628cm"/>
    </style:style>
    <style:style style:name="Table1.row59" style:family="table-row">
      <style:table-row-properties style:min-row-height="0.628cm"/>
    </style:style>
    <style:style style:name="Table1.row150" style:family="table-row">
      <style:table-row-properties style:min-row-height="0.628cm"/>
    </style:style>
    <style:style style:name="Table1.row151" style:family="table-row">
      <style:table-row-properties style:min-row-height="0.628cm"/>
    </style:style>
    <style:style style:name="Table1.row152" style:family="table-row">
      <style:table-row-properties style:min-row-height="0.628cm"/>
    </style:style>
    <style:style style:name="Table1.row153" style:family="table-row">
      <style:table-row-properties style:min-row-height="0.628cm"/>
    </style:style>
    <style:style style:name="Table1.row154" style:family="table-row">
      <style:table-row-properties style:min-row-height="0.628cm"/>
    </style:style>
    <style:style style:name="Table1.row155" style:family="table-row">
      <style:table-row-properties style:min-row-height="0.628cm"/>
    </style:style>
    <style:style style:name="Table1.row156" style:family="table-row">
      <style:table-row-properties style:min-row-height="0.628cm"/>
    </style:style>
    <style:style style:name="Table1.row157" style:family="table-row">
      <style:table-row-properties style:min-row-height="0.628cm"/>
    </style:style>
    <style:style style:name="Table1.row158" style:family="table-row">
      <style:table-row-properties style:min-row-height="0.628cm"/>
    </style:style>
    <style:style style:name="Table1.row159" style:family="table-row">
      <style:table-row-properties style:min-row-height="0.628cm"/>
    </style:style>
    <style:style style:name="Table1.row86" style:family="table-row">
      <style:table-row-properties style:min-row-height="0.628cm"/>
    </style:style>
    <style:style style:name="Table1.row87" style:family="table-row">
      <style:table-row-properties style:min-row-height="0.628cm"/>
    </style:style>
    <style:style style:name="Table1.row60" style:family="table-row">
      <style:table-row-properties style:min-row-height="0.628cm"/>
    </style:style>
    <style:style style:name="Table1.row61" style:family="table-row">
      <style:table-row-properties style:min-row-height="0.628cm"/>
    </style:style>
    <style:style style:name="Table1.row62" style:family="table-row">
      <style:table-row-properties style:min-row-height="0.628cm"/>
    </style:style>
    <style:style style:name="Table1.row63" style:family="table-row">
      <style:table-row-properties style:min-row-height="0.628cm"/>
    </style:style>
    <style:style style:name="Table1.row64" style:family="table-row">
      <style:table-row-properties style:min-row-height="0.628cm"/>
    </style:style>
    <style:style style:name="Table1.row65" style:family="table-row">
      <style:table-row-properties style:min-row-height="0.628cm"/>
    </style:style>
    <style:style style:name="Table1.row66" style:family="table-row">
      <style:table-row-properties style:min-row-height="0.628cm"/>
    </style:style>
    <style:style style:name="Table1.row67" style:family="table-row">
      <style:table-row-properties style:min-row-height="0.628cm"/>
    </style:style>
    <style:style style:name="Table1.row68" style:family="table-row">
      <style:table-row-properties style:min-row-height="0.628cm"/>
    </style:style>
    <style:style style:name="Table1.row69" style:family="table-row">
      <style:table-row-properties style:min-row-height="0.628cm"/>
    </style:style>
    <style:style style:name="Table1.row160" style:family="table-row">
      <style:table-row-properties style:min-row-height="0.628cm"/>
    </style:style>
    <style:style style:name="Table1.row161" style:family="table-row">
      <style:table-row-properties style:min-row-height="0.628cm"/>
    </style:style>
    <style:style style:name="Table1.row162" style:family="table-row">
      <style:table-row-properties style:min-row-height="0.628cm"/>
    </style:style>
    <style:style style:name="Table1.row163" style:family="table-row">
      <style:table-row-properties style:min-row-height="0.628cm"/>
    </style:style>
    <style:style style:name="Table1.row164" style:family="table-row">
      <style:table-row-properties style:min-row-height="0.628cm"/>
    </style:style>
    <style:style style:name="Table1.row70" style:family="table-row">
      <style:table-row-properties style:min-row-height="0.628cm"/>
    </style:style>
    <style:style style:name="Table1.row71" style:family="table-row">
      <style:table-row-properties style:min-row-height="0.628cm"/>
    </style:style>
    <style:style style:name="Table1.row72" style:family="table-row">
      <style:table-row-properties style:min-row-height="0.628cm"/>
    </style:style>
    <style:style style:name="Table1.row73" style:family="table-row">
      <style:table-row-properties style:min-row-height="0.628cm"/>
    </style:style>
    <style:style style:name="Table1.row74" style:family="table-row">
      <style:table-row-properties style:min-row-height="0.628cm"/>
    </style:style>
    <style:style style:name="Table1.row75" style:family="table-row">
      <style:table-row-properties style:min-row-height="0.628cm"/>
    </style:style>
    <style:style style:name="Table1.row76" style:family="table-row">
      <style:table-row-properties style:min-row-height="0.628cm"/>
    </style:style>
    <style:style style:name="Table1.row77" style:family="table-row">
      <style:table-row-properties style:min-row-height="0.628cm"/>
    </style:style>
    <style:style style:name="Table1.row78" style:family="table-row">
      <style:table-row-properties style:min-row-height="0.628cm"/>
    </style:style>
    <style:style style:name="Table1.row79" style:family="table-row">
      <style:table-row-properties style:min-row-height="0.628cm"/>
    </style:style>
    <style:style style:name="Table1.row80" style:family="table-row">
      <style:table-row-properties style:min-row-height="0.628cm"/>
    </style:style>
    <style:style style:name="Table1.row1" style:family="table-row">
      <style:table-row-properties style:min-row-height="0.628cm"/>
    </style:style>
    <style:style style:name="Table1.row2" style:family="table-row">
      <style:table-row-properties style:min-row-height="0.628cm"/>
    </style:style>
    <style:style style:name="Table1.row3" style:family="table-row">
      <style:table-row-properties style:min-row-height="0.628cm"/>
    </style:style>
    <style:style style:name="Table1.row4" style:family="table-row">
      <style:table-row-properties style:min-row-height="0.628cm"/>
    </style:style>
    <style:style style:name="Table1.row5" style:family="table-row">
      <style:table-row-properties style:min-row-height="0.628cm"/>
    </style:style>
    <style:style style:name="Table1.row6" style:family="table-row">
      <style:table-row-properties style:min-row-height="0.628cm"/>
    </style:style>
    <style:style style:name="Table1.row7" style:family="table-row">
      <style:table-row-properties style:min-row-height="0.628cm"/>
    </style:style>
    <style:style style:name="Table1.row8" style:family="table-row">
      <style:table-row-properties style:min-row-height="0.628cm"/>
    </style:style>
    <style:style style:name="Table1.row9" style:family="table-row">
      <style:table-row-properties style:min-row-height="0.628cm"/>
    </style:style>
    <style:style style:name="Table1.row90" style:family="table-row">
      <style:table-row-properties style:min-row-height="0.628cm"/>
    </style:style>
    <style:style style:name="Table1.row91" style:family="table-row">
      <style:table-row-properties style:min-row-height="0.628cm"/>
    </style:style>
    <style:style style:name="Table1.row92" style:family="table-row">
      <style:table-row-properties style:min-row-height="0.628cm"/>
    </style:style>
    <style:style style:name="Table1.row93" style:family="table-row">
      <style:table-row-properties style:min-row-height="0.628cm"/>
    </style:style>
    <style:style style:name="Table1.row94" style:family="table-row">
      <style:table-row-properties style:min-row-height="0.628cm"/>
    </style:style>
    <style:style style:name="Table1.row95" style:family="table-row">
      <style:table-row-properties style:min-row-height="0.628cm"/>
    </style:style>
    <style:style style:name="Table1.row96" style:family="table-row">
      <style:table-row-properties style:min-row-height="0.628cm"/>
    </style:style>
    <style:style style:name="Table1.row97" style:family="table-row">
      <style:table-row-properties style:min-row-height="0.628cm"/>
    </style:style>
    <style:style style:name="Table1.row98" style:family="table-row">
      <style:table-row-properties style:min-row-height="0.628cm"/>
    </style:style>
    <style:style style:name="Table1.row99" style:family="table-row">
      <style:table-row-properties style:min-row-height="0.628cm"/>
    </style:style>
    <style:style style:name="Table1.row81" style:family="table-row">
      <style:table-row-properties style:min-row-height="0.628cm"/>
    </style:style>
    <style:style style:name="Table1.row82" style:family="table-row">
      <style:table-row-properties style:min-row-height="0.628cm"/>
    </style:style>
    <style:style style:name="Table1_col2_row12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9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6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6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6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6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6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6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4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6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6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6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6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6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6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5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6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6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2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6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6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2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8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4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6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6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7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5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2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6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3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8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7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1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4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6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3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2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3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5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0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5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5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9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6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5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7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0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1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6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2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6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3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6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4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6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6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8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8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09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79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2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3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4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5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6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7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9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11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2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0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1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2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3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4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6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7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8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89" style:family="table-cell">
      <style:table-cell-properties fo:border-left="0.72pt solid #000000" fo:border-right="0.72pt solid #000000" fo:border-top="0.72pt solid #000000" fo:border-bottom="0.72pt solid #000000"/>
    </style:style>
    <style:style style:name="Table1_col3_row148" style:family="table-cell">
      <style:table-cell-properties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row table:style-name="Table1.row1">
            <table:table-cell table:style-name="Table1_col1_row1">
              <text:p text:style-name="P1">andɔbi </text:p>
            </table:table-cell>
            <table:table-cell table:style-name="Table1_col2_row1">
              <text:p text:style-name="P2"> 3</text:p>
            </table:table-cell>
            <table:table-cell table:style-name="Table1_col3_row1">
              <text:p text:style-name="P1"/>
            </table:table-cell>
          </table:table-row>
          <table:table-row table:style-name="Table1.row2">
            <table:table-cell table:style-name="Table1_col1_row2">
              <text:p text:style-name="P1">ɩyɛ</text:p>
            </table:table-cell>
            <table:table-cell table:style-name="Table1_col2_row2">
              <text:p text:style-name="P2"/>
            </table:table-cell>
            <table:table-cell table:style-name="Table1_col3_row2">
              <text:p text:style-name="P1"/>
            </table:table-cell>
          </table:table-row>
          <table:table-row table:style-name="Table1.row3">
            <table:table-cell table:style-name="Table1_col1_row3">
              <text:p text:style-name="P1">kakayi </text:p>
            </table:table-cell>
            <table:table-cell table:style-name="Table1_col2_row3">
              <text:p text:style-name="P2"/>
            </table:table-cell>
            <table:table-cell table:style-name="Table1_col3_row3">
              <text:p text:style-name="P1"/>
            </table:table-cell>
          </table:table-row>
          <table:table-row table:style-name="Table1.row4">
            <table:table-cell table:style-name="Table1_col1_row4">
              <text:p text:style-name="P1">klɛkpakpa </text:p>
            </table:table-cell>
            <table:table-cell table:style-name="Table1_col2_row4">
              <text:p text:style-name="P2">1</text:p>
            </table:table-cell>
            <table:table-cell table:style-name="Table1_col3_row4">
              <text:p text:style-name="P1"/>
            </table:table-cell>
          </table:table-row>
          <table:table-row table:style-name="Table1.row5">
            <table:table-cell table:style-name="Table1_col1_row5">
              <text:p text:style-name="P1">klankpa </text:p>
            </table:table-cell>
            <table:table-cell table:style-name="Table1_col2_row5">
              <text:p text:style-name="P2">1</text:p>
            </table:table-cell>
            <table:table-cell table:style-name="Table1_col3_row5">
              <text:p text:style-name="P1"/>
            </table:table-cell>
          </table:table-row>
          <table:table-row table:style-name="Table1.row6">
            <table:table-cell table:style-name="Table1_col1_row6">
              <text:p text:style-name="P1">ofutikokoni </text:p>
            </table:table-cell>
            <table:table-cell table:style-name="Table1_col2_row6">
              <text:p text:style-name="P2">5</text:p>
            </table:table-cell>
            <table:table-cell table:style-name="Table1_col3_row6">
              <text:p text:style-name="P1"/>
            </table:table-cell>
          </table:table-row>
          <table:table-row table:style-name="Table1.row7">
            <table:table-cell table:style-name="Table1_col1_row7">
              <text:p text:style-name="P1">ofwi </text:p>
            </table:table-cell>
            <table:table-cell table:style-name="Table1_col2_row7">
              <text:p text:style-name="P2">1</text:p>
            </table:table-cell>
            <table:table-cell table:style-name="Table1_col3_row7">
              <text:p text:style-name="P1"/>
            </table:table-cell>
          </table:table-row>
          <table:table-row table:style-name="Table1.row8">
            <table:table-cell table:style-name="Table1_col1_row8">
              <text:p text:style-name="P1">ɔbwɩ </text:p>
            </table:table-cell>
            <table:table-cell table:style-name="Table1_col2_row8">
              <text:p text:style-name="P2"/>
            </table:table-cell>
            <table:table-cell table:style-name="Table1_col3_row8">
              <text:p text:style-name="P1"/>
            </table:table-cell>
          </table:table-row>
          <table:table-row table:style-name="Table1.row9">
            <table:table-cell table:style-name="Table1_col1_row9">
              <text:p text:style-name="P1">ɔtsɩrɩbɩ </text:p>
            </table:table-cell>
            <table:table-cell table:style-name="Table1_col2_row9">
              <text:p text:style-name="P2">4</text:p>
            </table:table-cell>
            <table:table-cell table:style-name="Table1_col3_row9">
              <text:p text:style-name="P1"/>
            </table:table-cell>
          </table:table-row>
          <table:table-row table:style-name="Table1.row10">
            <table:table-cell table:style-name="Table1_col1_row10">
              <text:p text:style-name="P1">ɩsʋn</text:p>
            </table:table-cell>
            <table:table-cell table:style-name="Table1_col2_row10">
              <text:p text:style-name="P2">3</text:p>
            </table:table-cell>
            <table:table-cell table:style-name="Table1_col3_row10">
              <text:p text:style-name="P1"/>
            </table:table-cell>
          </table:table-row>
          <table:table-row table:style-name="Table1.row11">
            <table:table-cell table:style-name="Table1_col1_row11">
              <text:p text:style-name="P1">afrimu </text:p>
            </table:table-cell>
            <table:table-cell table:style-name="Table1_col2_row11">
              <text:p text:style-name="P2">2</text:p>
            </table:table-cell>
            <table:table-cell table:style-name="Table1_col3_row11">
              <text:p text:style-name="P1"/>
            </table:table-cell>
          </table:table-row>
          <table:table-row table:style-name="Table1.row12">
            <table:table-cell table:style-name="Table1_col1_row12">
              <text:p text:style-name="P1">dango </text:p>
            </table:table-cell>
            <table:table-cell table:style-name="Table1_col2_row12">
              <text:p text:style-name="P2">7</text:p>
            </table:table-cell>
            <table:table-cell table:style-name="Table1_col3_row12">
              <text:p text:style-name="P1"/>
            </table:table-cell>
          </table:table-row>
          <table:table-row table:style-name="Table1.row13">
            <table:table-cell table:style-name="Table1_col1_row13">
              <text:p text:style-name="P1">krakun </text:p>
            </table:table-cell>
            <table:table-cell table:style-name="Table1_col2_row13">
              <text:p text:style-name="P2">1</text:p>
            </table:table-cell>
            <table:table-cell table:style-name="Table1_col3_row13">
              <text:p text:style-name="P1"/>
            </table:table-cell>
          </table:table-row>
          <table:table-row table:style-name="Table1.row14">
            <table:table-cell table:style-name="Table1_col1_row14">
              <text:p text:style-name="P1">landuu </text:p>
            </table:table-cell>
            <table:table-cell table:style-name="Table1_col2_row14">
              <text:p text:style-name="P2">2</text:p>
            </table:table-cell>
            <table:table-cell table:style-name="Table1_col3_row14">
              <text:p text:style-name="P1"/>
            </table:table-cell>
          </table:table-row>
          <table:table-row table:style-name="Table1.row15">
            <table:table-cell table:style-name="Table1_col1_row15">
              <text:p text:style-name="P1">okpokpo </text:p>
            </table:table-cell>
            <table:table-cell table:style-name="Table1_col2_row15">
              <text:p text:style-name="P2">2</text:p>
            </table:table-cell>
            <table:table-cell table:style-name="Table1_col3_row15">
              <text:p text:style-name="P1"/>
            </table:table-cell>
          </table:table-row>
          <table:table-row table:style-name="Table1.row16">
            <table:table-cell table:style-name="Table1_col1_row16">
              <text:p text:style-name="P1">ɔnantswie </text:p>
            </table:table-cell>
            <table:table-cell table:style-name="Table1_col2_row16">
              <text:p text:style-name="P2">2</text:p>
            </table:table-cell>
            <table:table-cell table:style-name="Table1_col3_row16">
              <text:p text:style-name="P1"/>
            </table:table-cell>
          </table:table-row>
          <table:table-row table:style-name="Table1.row17">
            <table:table-cell table:style-name="Table1_col1_row17">
              <text:p text:style-name="P1">ɔnantswiebi </text:p>
            </table:table-cell>
            <table:table-cell table:style-name="Table1_col2_row17">
              <text:p text:style-name="P2">2</text:p>
            </table:table-cell>
            <table:table-cell table:style-name="Table1_col3_row17">
              <text:p text:style-name="P1"/>
            </table:table-cell>
          </table:table-row>
          <table:table-row table:style-name="Table1.row18">
            <table:table-cell table:style-name="Table1_col1_row18">
              <text:p text:style-name="P1">ɔpɔnkɔ </text:p>
            </table:table-cell>
            <table:table-cell table:style-name="Table1_col2_row18">
              <text:p text:style-name="P2">2</text:p>
            </table:table-cell>
            <table:table-cell table:style-name="Table1_col3_row18">
              <text:p text:style-name="P1"/>
            </table:table-cell>
          </table:table-row>
          <table:table-row table:style-name="Table1.row19">
            <table:table-cell table:style-name="Table1_col1_row19">
              <text:p text:style-name="P1">ɔprakuo </text:p>
            </table:table-cell>
            <table:table-cell table:style-name="Table1_col2_row19">
              <text:p text:style-name="P2">2</text:p>
            </table:table-cell>
            <table:table-cell table:style-name="Table1_col3_row19">
              <text:p text:style-name="P1"/>
            </table:table-cell>
          </table:table-row>
          <table:table-row table:style-name="Table1.row20">
            <table:table-cell table:style-name="Table1_col1_row20">
              <text:p text:style-name="P1">ɔsantɩ </text:p>
            </table:table-cell>
            <table:table-cell table:style-name="Table1_col2_row20">
              <text:p text:style-name="P2">2</text:p>
            </table:table-cell>
            <table:table-cell table:style-name="Table1_col3_row20">
              <text:p text:style-name="P1"/>
            </table:table-cell>
          </table:table-row>
          <table:table-row table:style-name="Table1.row21">
            <table:table-cell table:style-name="Table1_col1_row21">
              <text:p text:style-name="P1">ɔtansʋ imi </text:p>
            </table:table-cell>
            <table:table-cell table:style-name="Table1_col2_row21">
              <text:p text:style-name="P2"/>
            </table:table-cell>
            <table:table-cell table:style-name="Table1_col3_row21">
              <text:p text:style-name="P1"/>
            </table:table-cell>
          </table:table-row>
          <table:table-row table:style-name="Table1.row22">
            <table:table-cell table:style-name="Table1_col1_row22">
              <text:p text:style-name="P1">trʋkpa </text:p>
            </table:table-cell>
            <table:table-cell table:style-name="Table1_col2_row22">
              <text:p text:style-name="P2">2</text:p>
            </table:table-cell>
            <table:table-cell table:style-name="Table1_col3_row22">
              <text:p text:style-name="P1"/>
            </table:table-cell>
          </table:table-row>
          <table:table-row table:style-name="Table1.row23">
            <table:table-cell table:style-name="Table1_col1_row23">
              <text:p text:style-name="P1">wanlɩn </text:p>
            </table:table-cell>
            <table:table-cell table:style-name="Table1_col2_row23">
              <text:p text:style-name="P2">1</text:p>
            </table:table-cell>
            <table:table-cell table:style-name="Table1_col3_row23">
              <text:p text:style-name="P1"/>
            </table:table-cell>
          </table:table-row>
          <table:table-row table:style-name="Table1.row24">
            <table:table-cell table:style-name="Table1_col1_row24">
              <text:p text:style-name="P1">abrɛ </text:p>
            </table:table-cell>
            <table:table-cell table:style-name="Table1_col2_row24">
              <text:p text:style-name="P2">2</text:p>
            </table:table-cell>
            <table:table-cell table:style-name="Table1_col3_row24">
              <text:p text:style-name="P1"/>
            </table:table-cell>
          </table:table-row>
          <table:table-row table:style-name="Table1.row25">
            <table:table-cell table:style-name="Table1_col1_row25">
              <text:p text:style-name="P1">batafɔ </text:p>
            </table:table-cell>
            <table:table-cell table:style-name="Table1_col2_row25">
              <text:p text:style-name="P2">2</text:p>
            </table:table-cell>
            <table:table-cell table:style-name="Table1_col3_row25">
              <text:p text:style-name="P1"/>
            </table:table-cell>
          </table:table-row>
          <table:table-row table:style-name="Table1.row26">
            <table:table-cell table:style-name="Table1_col1_row26">
              <text:p text:style-name="P1">dakpikpi </text:p>
            </table:table-cell>
            <table:table-cell table:style-name="Table1_col2_row26">
              <text:p text:style-name="P2">3</text:p>
            </table:table-cell>
            <table:table-cell table:style-name="Table1_col3_row26">
              <text:p text:style-name="P1"/>
            </table:table-cell>
          </table:table-row>
          <table:table-row table:style-name="Table1.row27">
            <table:table-cell table:style-name="Table1_col1_row27">
              <text:p text:style-name="P1">deyi </text:p>
            </table:table-cell>
            <table:table-cell table:style-name="Table1_col2_row27">
              <text:p text:style-name="P2">8</text:p>
            </table:table-cell>
            <table:table-cell table:style-name="Table1_col3_row27">
              <text:p text:style-name="P1"/>
            </table:table-cell>
          </table:table-row>
          <table:table-row table:style-name="Table1.row28">
            <table:table-cell table:style-name="Table1_col1_row28">
              <text:p text:style-name="P1">dundu </text:p>
            </table:table-cell>
            <table:table-cell table:style-name="Table1_col2_row28">
              <text:p text:style-name="P2">3</text:p>
            </table:table-cell>
            <table:table-cell table:style-name="Table1_col3_row28">
              <text:p text:style-name="P1"/>
            </table:table-cell>
          </table:table-row>
          <table:table-row table:style-name="Table1.row29">
            <table:table-cell table:style-name="Table1_col1_row29">
              <text:p text:style-name="P1">fʋlɩtɩ </text:p>
            </table:table-cell>
            <table:table-cell table:style-name="Table1_col2_row29">
              <text:p text:style-name="P2">2</text:p>
            </table:table-cell>
            <table:table-cell table:style-name="Table1_col3_row29">
              <text:p text:style-name="P1"/>
            </table:table-cell>
          </table:table-row>
          <table:table-row table:style-name="Table1.row30">
            <table:table-cell table:style-name="Table1_col1_row30">
              <text:p text:style-name="P1">gyasɩɛpɛ </text:p>
            </table:table-cell>
            <table:table-cell table:style-name="Table1_col2_row30">
              <text:p text:style-name="P2">2</text:p>
            </table:table-cell>
            <table:table-cell table:style-name="Table1_col3_row30">
              <text:p text:style-name="P1"/>
            </table:table-cell>
          </table:table-row>
          <table:table-row table:style-name="Table1.row31">
            <table:table-cell table:style-name="Table1_col1_row31">
              <text:p text:style-name="P1">gyata </text:p>
            </table:table-cell>
            <table:table-cell table:style-name="Table1_col2_row31">
              <text:p text:style-name="P2">3</text:p>
            </table:table-cell>
            <table:table-cell table:style-name="Table1_col3_row31">
              <text:p text:style-name="P1"/>
            </table:table-cell>
          </table:table-row>
          <table:table-row table:style-name="Table1.row32">
            <table:table-cell table:style-name="Table1_col1_row32">
              <text:p text:style-name="P1">kpantsa </text:p>
            </table:table-cell>
            <table:table-cell table:style-name="Table1_col2_row32">
              <text:p text:style-name="P2">8</text:p>
            </table:table-cell>
            <table:table-cell table:style-name="Table1_col3_row32">
              <text:p text:style-name="P1"/>
            </table:table-cell>
          </table:table-row>
          <table:table-row table:style-name="Table1.row33">
            <table:table-cell table:style-name="Table1_col1_row33">
              <text:p text:style-name="P1">kpɔsɔ </text:p>
            </table:table-cell>
            <table:table-cell table:style-name="Table1_col2_row33">
              <text:p text:style-name="P2">2</text:p>
            </table:table-cell>
            <table:table-cell table:style-name="Table1_col3_row33">
              <text:p text:style-name="P1"/>
            </table:table-cell>
          </table:table-row>
          <table:table-row table:style-name="Table1.row34">
            <table:table-cell table:style-name="Table1_col1_row34">
              <text:p text:style-name="P1">lɛnkɛ </text:p>
            </table:table-cell>
            <table:table-cell table:style-name="Table1_col2_row34">
              <text:p text:style-name="P2">9</text:p>
            </table:table-cell>
            <table:table-cell table:style-name="Table1_col3_row34">
              <text:p text:style-name="P1"/>
            </table:table-cell>
          </table:table-row>
          <table:table-row table:style-name="Table1.row35">
            <table:table-cell table:style-name="Table1_col1_row35">
              <text:p text:style-name="P1">lɛnkɛkpan </text:p>
            </table:table-cell>
            <table:table-cell table:style-name="Table1_col2_row35">
              <text:p text:style-name="P2">9</text:p>
            </table:table-cell>
            <table:table-cell table:style-name="Table1_col3_row35">
              <text:p text:style-name="P1"/>
            </table:table-cell>
          </table:table-row>
          <table:table-row table:style-name="Table1.row36">
            <table:table-cell table:style-name="Table1_col1_row36">
              <text:p text:style-name="P1">nani </text:p>
            </table:table-cell>
            <table:table-cell table:style-name="Table1_col2_row36">
              <text:p text:style-name="P2">2</text:p>
            </table:table-cell>
            <table:table-cell table:style-name="Table1_col3_row36">
              <text:p text:style-name="P1"/>
            </table:table-cell>
          </table:table-row>
          <table:table-row table:style-name="Table1.row37">
            <table:table-cell table:style-name="Table1_col1_row37">
              <text:p text:style-name="P1">oloo </text:p>
            </table:table-cell>
            <table:table-cell table:style-name="Table1_col2_row37">
              <text:p text:style-name="P2">9</text:p>
            </table:table-cell>
            <table:table-cell table:style-name="Table1_col3_row37">
              <text:p text:style-name="P1"/>
            </table:table-cell>
          </table:table-row>
          <table:table-row table:style-name="Table1.row38">
            <table:table-cell table:style-name="Table1_col1_row38">
              <text:p text:style-name="P1">oswie </text:p>
            </table:table-cell>
            <table:table-cell table:style-name="Table1_col2_row38">
              <text:p text:style-name="P2">9</text:p>
            </table:table-cell>
            <table:table-cell table:style-name="Table1_col3_row38">
              <text:p text:style-name="P1"/>
            </table:table-cell>
          </table:table-row>
          <table:table-row table:style-name="Table1.row39">
            <table:table-cell table:style-name="Table1_col1_row39">
              <text:p text:style-name="P1">ɔkpataku </text:p>
            </table:table-cell>
            <table:table-cell table:style-name="Table1_col2_row39">
              <text:p text:style-name="P2">3</text:p>
            </table:table-cell>
            <table:table-cell table:style-name="Table1_col3_row39">
              <text:p text:style-name="P1"/>
            </table:table-cell>
          </table:table-row>
          <table:table-row table:style-name="Table1.row40">
            <table:table-cell table:style-name="Table1_col1_row40">
              <text:p text:style-name="P1">ɔtsakpa </text:p>
            </table:table-cell>
            <table:table-cell table:style-name="Table1_col2_row40">
              <text:p text:style-name="P2">7</text:p>
            </table:table-cell>
            <table:table-cell table:style-name="Table1_col3_row40">
              <text:p text:style-name="P1"/>
            </table:table-cell>
          </table:table-row>
          <table:table-row table:style-name="Table1.row41">
            <table:table-cell table:style-name="Table1_col1_row41">
              <text:p text:style-name="P1">srʋfɔ </text:p>
            </table:table-cell>
            <table:table-cell table:style-name="Table1_col2_row41">
              <text:p text:style-name="P2">10</text:p>
            </table:table-cell>
            <table:table-cell table:style-name="Table1_col3_row41">
              <text:p text:style-name="P1"/>
            </table:table-cell>
          </table:table-row>
          <table:table-row table:style-name="Table1.row42">
            <table:table-cell table:style-name="Table1_col1_row42">
              <text:p text:style-name="P1">tiapʋ </text:p>
            </table:table-cell>
            <table:table-cell table:style-name="Table1_col2_row42">
              <text:p text:style-name="P2">2</text:p>
            </table:table-cell>
            <table:table-cell table:style-name="Table1_col3_row42">
              <text:p text:style-name="P1"/>
            </table:table-cell>
          </table:table-row>
          <table:table-row table:style-name="Table1.row43">
            <table:table-cell table:style-name="Table1_col1_row43">
              <text:p text:style-name="P1">osiebi </text:p>
            </table:table-cell>
            <table:table-cell table:style-name="Table1_col2_row43">
              <text:p text:style-name="P2"/>
            </table:table-cell>
            <table:table-cell table:style-name="Table1_col3_row43">
              <text:p text:style-name="P1"/>
            </table:table-cell>
          </table:table-row>
          <table:table-row table:style-name="Table1.row44">
            <table:table-cell table:style-name="Table1_col1_row44">
              <text:p text:style-name="P1">watɛ </text:p>
            </table:table-cell>
            <table:table-cell table:style-name="Table1_col2_row44">
              <text:p text:style-name="P2"/>
            </table:table-cell>
            <table:table-cell table:style-name="Table1_col3_row44">
              <text:p text:style-name="P1"/>
            </table:table-cell>
          </table:table-row>
          <table:table-row table:style-name="Table1.row45">
            <table:table-cell table:style-name="Table1_col1_row45">
              <text:p text:style-name="P1">adango </text:p>
            </table:table-cell>
            <table:table-cell table:style-name="Table1_col2_row45">
              <text:p text:style-name="P2">7</text:p>
            </table:table-cell>
            <table:table-cell table:style-name="Table1_col3_row45">
              <text:p text:style-name="P1"/>
            </table:table-cell>
          </table:table-row>
          <table:table-row table:style-name="Table1.row46">
            <table:table-cell table:style-name="Table1_col1_row46">
              <text:p text:style-name="P1">gyabɛ </text:p>
            </table:table-cell>
            <table:table-cell table:style-name="Table1_col2_row46">
              <text:p text:style-name="P2">7</text:p>
            </table:table-cell>
            <table:table-cell table:style-name="Table1_col3_row46">
              <text:p text:style-name="P1"/>
            </table:table-cell>
          </table:table-row>
          <table:table-row table:style-name="Table1.row47">
            <table:table-cell table:style-name="Table1_col1_row47">
              <text:p text:style-name="P1">klatɩ </text:p>
            </table:table-cell>
            <table:table-cell table:style-name="Table1_col2_row47">
              <text:p text:style-name="P2">7</text:p>
            </table:table-cell>
            <table:table-cell table:style-name="Table1_col3_row47">
              <text:p text:style-name="P1"/>
            </table:table-cell>
          </table:table-row>
          <table:table-row table:style-name="Table1.row48">
            <table:table-cell table:style-name="Table1_col1_row48">
              <text:p text:style-name="P1">klɔtɩ </text:p>
            </table:table-cell>
            <table:table-cell table:style-name="Table1_col2_row48">
              <text:p text:style-name="P2">7</text:p>
            </table:table-cell>
            <table:table-cell table:style-name="Table1_col3_row48">
              <text:p text:style-name="P1"/>
            </table:table-cell>
          </table:table-row>
          <table:table-row table:style-name="Table1.row49">
            <table:table-cell table:style-name="Table1_col1_row49">
              <text:p text:style-name="P1">klɔtɩbʋodu </text:p>
            </table:table-cell>
            <table:table-cell table:style-name="Table1_col2_row49">
              <text:p text:style-name="P2">7</text:p>
            </table:table-cell>
            <table:table-cell table:style-name="Table1_col3_row49">
              <text:p text:style-name="P1"/>
            </table:table-cell>
          </table:table-row>
          <table:table-row table:style-name="Table1.row50">
            <table:table-cell table:style-name="Table1_col1_row50">
              <text:p text:style-name="P1">kɔtɔkɔ </text:p>
            </table:table-cell>
            <table:table-cell table:style-name="Table1_col2_row50">
              <text:p text:style-name="P2">7</text:p>
            </table:table-cell>
            <table:table-cell table:style-name="Table1_col3_row50">
              <text:p text:style-name="P1"/>
            </table:table-cell>
          </table:table-row>
          <table:table-row table:style-name="Table1.row51">
            <table:table-cell table:style-name="Table1_col1_row51">
              <text:p text:style-name="P1">kpasi </text:p>
            </table:table-cell>
            <table:table-cell table:style-name="Table1_col2_row51">
              <text:p text:style-name="P2">7</text:p>
            </table:table-cell>
            <table:table-cell table:style-name="Table1_col3_row51">
              <text:p text:style-name="P1"/>
            </table:table-cell>
          </table:table-row>
          <table:table-row table:style-name="Table1.row52">
            <table:table-cell table:style-name="Table1_col1_row52">
              <text:p text:style-name="P1">kpʋkpʋ </text:p>
            </table:table-cell>
            <table:table-cell table:style-name="Table1_col2_row52">
              <text:p text:style-name="P2">2</text:p>
            </table:table-cell>
            <table:table-cell table:style-name="Table1_col3_row52">
              <text:p text:style-name="P1"/>
            </table:table-cell>
          </table:table-row>
          <table:table-row table:style-name="Table1.row53">
            <table:table-cell table:style-name="Table1_col1_row53">
              <text:p text:style-name="P1">lata </text:p>
            </table:table-cell>
            <table:table-cell table:style-name="Table1_col2_row53">
              <text:p text:style-name="P2">9</text:p>
            </table:table-cell>
            <table:table-cell table:style-name="Table1_col3_row53">
              <text:p text:style-name="P1"/>
            </table:table-cell>
          </table:table-row>
          <table:table-row table:style-name="Table1.row54">
            <table:table-cell table:style-name="Table1_col1_row54">
              <text:p text:style-name="P1">ɔhan </text:p>
            </table:table-cell>
            <table:table-cell table:style-name="Table1_col2_row54">
              <text:p text:style-name="P2">7</text:p>
            </table:table-cell>
            <table:table-cell table:style-name="Table1_col3_row54">
              <text:p text:style-name="P1"/>
            </table:table-cell>
          </table:table-row>
          <table:table-row table:style-name="Table1.row55">
            <table:table-cell table:style-name="Table1_col1_row55">
              <text:p text:style-name="P1">ɔtɛ </text:p>
            </table:table-cell>
            <table:table-cell table:style-name="Table1_col2_row55">
              <text:p text:style-name="P2">7</text:p>
            </table:table-cell>
            <table:table-cell table:style-name="Table1_col3_row55">
              <text:p text:style-name="P1"/>
            </table:table-cell>
          </table:table-row>
          <table:table-row table:style-name="Table1.row56">
            <table:table-cell table:style-name="Table1_col1_row56">
              <text:p text:style-name="P1">wɩa </text:p>
            </table:table-cell>
            <table:table-cell table:style-name="Table1_col2_row56">
              <text:p text:style-name="P2">7</text:p>
            </table:table-cell>
            <table:table-cell table:style-name="Table1_col3_row56">
              <text:p text:style-name="P1"/>
            </table:table-cell>
          </table:table-row>
          <table:table-row table:style-name="Table1.row57">
            <table:table-cell table:style-name="Table1_col1_row57">
              <text:p text:style-name="P1">sawun </text:p>
            </table:table-cell>
            <table:table-cell table:style-name="Table1_col2_row57">
              <text:p text:style-name="P2">11</text:p>
            </table:table-cell>
            <table:table-cell table:style-name="Table1_col3_row57">
              <text:p text:style-name="P1"/>
            </table:table-cell>
          </table:table-row>
          <table:table-row table:style-name="Table1.row58">
            <table:table-cell table:style-name="Table1_col1_row58">
              <text:p text:style-name="P1">tsamboyi </text:p>
            </table:table-cell>
            <table:table-cell table:style-name="Table1_col2_row58">
              <text:p text:style-name="P2">3</text:p>
            </table:table-cell>
            <table:table-cell table:style-name="Table1_col3_row58">
              <text:p text:style-name="P1"/>
            </table:table-cell>
          </table:table-row>
          <table:table-row table:style-name="Table1.row59">
            <table:table-cell table:style-name="Table1_col1_row59">
              <text:p text:style-name="P1">abrɔdʋma \lɔpɔ</text:p>
            </table:table-cell>
            <table:table-cell table:style-name="Table1_col2_row59">
              <text:p text:style-name="P2">1</text:p>
            </table:table-cell>
            <table:table-cell table:style-name="Table1_col3_row59">
              <text:p text:style-name="P1"/>
            </table:table-cell>
          </table:table-row>
          <table:table-row table:style-name="Table1.row60">
            <table:table-cell table:style-name="Table1_col1_row60">
              <text:p text:style-name="P1">bamba </text:p>
            </table:table-cell>
            <table:table-cell table:style-name="Table1_col2_row60">
              <text:p text:style-name="P2"/>
            </table:table-cell>
            <table:table-cell table:style-name="Table1_col3_row60">
              <text:p text:style-name="P1"/>
            </table:table-cell>
          </table:table-row>
          <table:table-row table:style-name="Table1.row61">
            <table:table-cell table:style-name="Table1_col1_row61">
              <text:p text:style-name="P1">batɛ </text:p>
            </table:table-cell>
            <table:table-cell table:style-name="Table1_col2_row61">
              <text:p text:style-name="P2">1</text:p>
            </table:table-cell>
            <table:table-cell table:style-name="Table1_col3_row61">
              <text:p text:style-name="P1"/>
            </table:table-cell>
          </table:table-row>
          <table:table-row table:style-name="Table1.row62">
            <table:table-cell table:style-name="Table1_col1_row62">
              <text:p text:style-name="P1">batɛtsɩhɛ </text:p>
            </table:table-cell>
            <table:table-cell table:style-name="Table1_col2_row62">
              <text:p text:style-name="P2">1</text:p>
            </table:table-cell>
            <table:table-cell table:style-name="Table1_col3_row62">
              <text:p text:style-name="P1"/>
            </table:table-cell>
          </table:table-row>
          <table:table-row table:style-name="Table1.row63">
            <table:table-cell table:style-name="Table1_col1_row63">
              <text:p text:style-name="P1">bɔnɔ </text:p>
            </table:table-cell>
            <table:table-cell table:style-name="Table1_col2_row63">
              <text:p text:style-name="P2"/>
            </table:table-cell>
            <table:table-cell table:style-name="Table1_col3_row63">
              <text:p text:style-name="P1"/>
            </table:table-cell>
          </table:table-row>
          <table:table-row table:style-name="Table1.row64">
            <table:table-cell table:style-name="Table1_col1_row64">
              <text:p text:style-name="P1">ɩbʋn </text:p>
            </table:table-cell>
            <table:table-cell table:style-name="Table1_col2_row64">
              <text:p text:style-name="P2"/>
            </table:table-cell>
            <table:table-cell table:style-name="Table1_col3_row64">
              <text:p text:style-name="P1"/>
            </table:table-cell>
          </table:table-row>
          <table:table-row table:style-name="Table1.row65">
            <table:table-cell table:style-name="Table1_col1_row65">
              <text:p text:style-name="P1">isia </text:p>
            </table:table-cell>
            <table:table-cell table:style-name="Table1_col2_row65">
              <text:p text:style-name="P2"/>
            </table:table-cell>
            <table:table-cell table:style-name="Table1_col3_row65">
              <text:p text:style-name="P1"/>
            </table:table-cell>
          </table:table-row>
          <table:table-row table:style-name="Table1.row66">
            <table:table-cell table:style-name="Table1_col1_row66">
              <text:p text:style-name="P1">ka </text:p>
            </table:table-cell>
            <table:table-cell table:style-name="Table1_col2_row66">
              <text:p text:style-name="P2"/>
            </table:table-cell>
            <table:table-cell table:style-name="Table1_col3_row66">
              <text:p text:style-name="P1"/>
            </table:table-cell>
          </table:table-row>
          <table:table-row table:style-name="Table1.row67">
            <table:table-cell table:style-name="Table1_col1_row67">
              <text:p text:style-name="P1">kensire </text:p>
            </table:table-cell>
            <table:table-cell table:style-name="Table1_col2_row67">
              <text:p text:style-name="P2">1</text:p>
            </table:table-cell>
            <table:table-cell table:style-name="Table1_col3_row67">
              <text:p text:style-name="P1"/>
            </table:table-cell>
          </table:table-row>
          <table:table-row table:style-name="Table1.row68">
            <table:table-cell table:style-name="Table1_col1_row68">
              <text:p text:style-name="P1">klankpa </text:p>
            </table:table-cell>
            <table:table-cell table:style-name="Table1_col2_row68">
              <text:p text:style-name="P2">1</text:p>
            </table:table-cell>
            <table:table-cell table:style-name="Table1_col3_row68">
              <text:p text:style-name="P1"/>
            </table:table-cell>
          </table:table-row>
          <table:table-row table:style-name="Table1.row69">
            <table:table-cell table:style-name="Table1_col1_row69">
              <text:p text:style-name="P1">klobi </text:p>
            </table:table-cell>
            <table:table-cell table:style-name="Table1_col2_row69">
              <text:p text:style-name="P2">1</text:p>
            </table:table-cell>
            <table:table-cell table:style-name="Table1_col3_row69">
              <text:p text:style-name="P1"/>
            </table:table-cell>
          </table:table-row>
          <table:table-row table:style-name="Table1.row70">
            <table:table-cell table:style-name="Table1_col1_row70">
              <text:p text:style-name="P1">kpakpahe </text:p>
            </table:table-cell>
            <table:table-cell table:style-name="Table1_col2_row70">
              <text:p text:style-name="P2">1</text:p>
            </table:table-cell>
            <table:table-cell table:style-name="Table1_col3_row70">
              <text:p text:style-name="P1"/>
            </table:table-cell>
          </table:table-row>
          <table:table-row table:style-name="Table1.row71">
            <table:table-cell table:style-name="Table1_col1_row71">
              <text:p text:style-name="P1">kpalɩ </text:p>
            </table:table-cell>
            <table:table-cell table:style-name="Table1_col2_row71">
              <text:p text:style-name="P2"/>
            </table:table-cell>
            <table:table-cell table:style-name="Table1_col3_row71">
              <text:p text:style-name="P1"/>
            </table:table-cell>
          </table:table-row>
          <table:table-row table:style-name="Table1.row72">
            <table:table-cell table:style-name="Table1_col1_row72">
              <text:p text:style-name="P1">kpawu </text:p>
            </table:table-cell>
            <table:table-cell table:style-name="Table1_col2_row72">
              <text:p text:style-name="P2">1</text:p>
            </table:table-cell>
            <table:table-cell table:style-name="Table1_col3_row72">
              <text:p text:style-name="P1"/>
            </table:table-cell>
          </table:table-row>
          <table:table-row table:style-name="Table1.row73">
            <table:table-cell table:style-name="Table1_col1_row73">
              <text:p text:style-name="P1">la </text:p>
            </table:table-cell>
            <table:table-cell table:style-name="Table1_col2_row73">
              <text:p text:style-name="P2"/>
            </table:table-cell>
            <table:table-cell table:style-name="Table1_col3_row73">
              <text:p text:style-name="P1"/>
            </table:table-cell>
          </table:table-row>
          <table:table-row table:style-name="Table1.row74">
            <table:table-cell table:style-name="Table1_col1_row74">
              <text:p text:style-name="P1">obubwi </text:p>
            </table:table-cell>
            <table:table-cell table:style-name="Table1_col2_row74">
              <text:p text:style-name="P2"/>
            </table:table-cell>
            <table:table-cell table:style-name="Table1_col3_row74">
              <text:p text:style-name="P1"/>
            </table:table-cell>
          </table:table-row>
          <table:table-row table:style-name="Table1.row75">
            <table:table-cell table:style-name="Table1_col1_row75">
              <text:p text:style-name="P1">fulifuli </text:p>
            </table:table-cell>
            <table:table-cell table:style-name="Table1_col2_row75">
              <text:p text:style-name="P2">1</text:p>
            </table:table-cell>
            <table:table-cell table:style-name="Table1_col3_row75">
              <text:p text:style-name="P1"/>
            </table:table-cell>
          </table:table-row>
          <table:table-row table:style-name="Table1.row76">
            <table:table-cell table:style-name="Table1_col1_row76">
              <text:p text:style-name="P1">oyitsu </text:p>
            </table:table-cell>
            <table:table-cell table:style-name="Table1_col2_row76">
              <text:p text:style-name="P2">1</text:p>
            </table:table-cell>
            <table:table-cell table:style-name="Table1_col3_row76">
              <text:p text:style-name="P1"/>
            </table:table-cell>
          </table:table-row>
          <table:table-row table:style-name="Table1.row77">
            <table:table-cell table:style-name="Table1_col1_row77">
              <text:p text:style-name="P1">ɔdakpokpo </text:p>
            </table:table-cell>
            <table:table-cell table:style-name="Table1_col2_row77">
              <text:p text:style-name="P2">1</text:p>
            </table:table-cell>
            <table:table-cell table:style-name="Table1_col3_row77">
              <text:p text:style-name="P1"/>
            </table:table-cell>
          </table:table-row>
          <table:table-row table:style-name="Table1.row78">
            <table:table-cell table:style-name="Table1_col1_row78">
              <text:p text:style-name="P1">ɔtswɩtswɩ </text:p>
            </table:table-cell>
            <table:table-cell table:style-name="Table1_col2_row78">
              <text:p text:style-name="P2">1</text:p>
            </table:table-cell>
            <table:table-cell table:style-name="Table1_col3_row78">
              <text:p text:style-name="P1"/>
            </table:table-cell>
          </table:table-row>
          <table:table-row table:style-name="Table1.row79">
            <table:table-cell table:style-name="Table1_col1_row79">
              <text:p text:style-name="P1">ɔwankɩtɩ </text:p>
            </table:table-cell>
            <table:table-cell table:style-name="Table1_col2_row79">
              <text:p text:style-name="P2">1</text:p>
            </table:table-cell>
            <table:table-cell table:style-name="Table1_col3_row79">
              <text:p text:style-name="P1"/>
            </table:table-cell>
          </table:table-row>
          <table:table-row table:style-name="Table1.row80">
            <table:table-cell table:style-name="Table1_col1_row80">
              <text:p text:style-name="P1">ɔwanpʋ </text:p>
            </table:table-cell>
            <table:table-cell table:style-name="Table1_col2_row80">
              <text:p text:style-name="P2">1</text:p>
            </table:table-cell>
            <table:table-cell table:style-name="Table1_col3_row80">
              <text:p text:style-name="P1"/>
            </table:table-cell>
          </table:table-row>
          <table:table-row table:style-name="Table1.row81">
            <table:table-cell table:style-name="Table1_col1_row81">
              <text:p text:style-name="P1">soholi </text:p>
            </table:table-cell>
            <table:table-cell table:style-name="Table1_col2_row81">
              <text:p text:style-name="P2">1</text:p>
            </table:table-cell>
            <table:table-cell table:style-name="Table1_col3_row81">
              <text:p text:style-name="P1"/>
            </table:table-cell>
          </table:table-row>
          <table:table-row table:style-name="Table1.row82">
            <table:table-cell table:style-name="Table1_col1_row82">
              <text:p text:style-name="P1">kuti </text:p>
            </table:table-cell>
            <table:table-cell table:style-name="Table1_col2_row82">
              <text:p text:style-name="P2"/>
            </table:table-cell>
            <table:table-cell table:style-name="Table1_col3_row82">
              <text:p text:style-name="P1"/>
            </table:table-cell>
          </table:table-row>
          <table:table-row table:style-name="Table1.row83">
            <table:table-cell table:style-name="Table1_col1_row83">
              <text:p text:style-name="P1">gyagya </text:p>
            </table:table-cell>
            <table:table-cell table:style-name="Table1_col2_row83">
              <text:p text:style-name="P2">12</text:p>
            </table:table-cell>
            <table:table-cell table:style-name="Table1_col3_row83">
              <text:p text:style-name="P1"/>
            </table:table-cell>
          </table:table-row>
          <table:table-row table:style-name="Table1.row84">
            <table:table-cell table:style-name="Table1_col1_row84">
              <text:p text:style-name="P1">lasa </text:p>
            </table:table-cell>
            <table:table-cell table:style-name="Table1_col2_row84">
              <text:p text:style-name="P2">1</text:p>
            </table:table-cell>
            <table:table-cell table:style-name="Table1_col3_row84">
              <text:p text:style-name="P1"/>
            </table:table-cell>
          </table:table-row>
          <table:table-row table:style-name="Table1.row85">
            <table:table-cell table:style-name="Table1_col1_row85">
              <text:p text:style-name="P1">wapʋ </text:p>
            </table:table-cell>
            <table:table-cell table:style-name="Table1_col2_row85">
              <text:p text:style-name="P2">1</text:p>
            </table:table-cell>
            <table:table-cell table:style-name="Table1_col3_row85">
              <text:p text:style-name="P1"/>
            </table:table-cell>
          </table:table-row>
          <table:table-row table:style-name="Table1.row86">
            <table:table-cell table:style-name="Table1_col1_row86">
              <text:p text:style-name="P1">aganɛ/ </text:p>
            </table:table-cell>
            <table:table-cell table:style-name="Table1_col2_row86">
              <text:p text:style-name="P2">13</text:p>
            </table:table-cell>
            <table:table-cell table:style-name="Table1_col3_row86">
              <text:p text:style-name="P1"/>
            </table:table-cell>
          </table:table-row>
          <table:table-row table:style-name="Table1.row87">
            <table:table-cell table:style-name="Table1_col1_row87">
              <text:p text:style-name="P1">tsankasɩ </text:p>
            </table:table-cell>
            <table:table-cell table:style-name="Table1_col2_row87">
              <text:p text:style-name="P2">14</text:p>
            </table:table-cell>
            <table:table-cell table:style-name="Table1_col3_row87">
              <text:p text:style-name="P1"/>
            </table:table-cell>
          </table:table-row>
          <table:table-row table:style-name="Table1.row88">
            <table:table-cell table:style-name="Table1_col1_row88">
              <text:p text:style-name="P1">bʋtɩ </text:p>
            </table:table-cell>
            <table:table-cell table:style-name="Table1_col2_row88">
              <text:p text:style-name="P2">4</text:p>
            </table:table-cell>
            <table:table-cell table:style-name="Table1_col3_row88">
              <text:p text:style-name="P1"/>
            </table:table-cell>
          </table:table-row>
          <table:table-row table:style-name="Table1.row89">
            <table:table-cell table:style-name="Table1_col1_row89">
              <text:p text:style-name="P1">gyongyo </text:p>
            </table:table-cell>
            <table:table-cell table:style-name="Table1_col2_row89">
              <text:p text:style-name="P2">15</text:p>
            </table:table-cell>
            <table:table-cell table:style-name="Table1_col3_row89">
              <text:p text:style-name="P1"/>
            </table:table-cell>
          </table:table-row>
          <table:table-row table:style-name="Table1.row90">
            <table:table-cell table:style-name="Table1_col1_row90">
              <text:p text:style-name="P1">ɩwɔ </text:p>
            </table:table-cell>
            <table:table-cell table:style-name="Table1_col2_row90">
              <text:p text:style-name="P2"/>
            </table:table-cell>
            <table:table-cell table:style-name="Table1_col3_row90">
              <text:p text:style-name="P1"/>
            </table:table-cell>
          </table:table-row>
          <table:table-row table:style-name="Table1.row91">
            <table:table-cell table:style-name="Table1_col1_row91">
              <text:p text:style-name="P1">kɩtɩ </text:p>
            </table:table-cell>
            <table:table-cell table:style-name="Table1_col2_row91">
              <text:p text:style-name="P2">9</text:p>
            </table:table-cell>
            <table:table-cell table:style-name="Table1_col3_row91">
              <text:p text:style-name="P1"/>
            </table:table-cell>
          </table:table-row>
          <table:table-row table:style-name="Table1.row92">
            <table:table-cell table:style-name="Table1_col1_row92">
              <text:p text:style-name="P1">kɩtɩblʋn </text:p>
            </table:table-cell>
            <table:table-cell table:style-name="Table1_col2_row92">
              <text:p text:style-name="P2">9</text:p>
            </table:table-cell>
            <table:table-cell table:style-name="Table1_col3_row92">
              <text:p text:style-name="P1"/>
            </table:table-cell>
          </table:table-row>
          <table:table-row table:style-name="Table1.row93">
            <table:table-cell table:style-name="Table1_col1_row93">
              <text:p text:style-name="P1">lembu </text:p>
            </table:table-cell>
            <table:table-cell table:style-name="Table1_col2_row93">
              <text:p text:style-name="P2">11</text:p>
            </table:table-cell>
            <table:table-cell table:style-name="Table1_col3_row93">
              <text:p text:style-name="P1"/>
            </table:table-cell>
          </table:table-row>
          <table:table-row table:style-name="Table1.row94">
            <table:table-cell table:style-name="Table1_col1_row94">
              <text:p text:style-name="P1">ogbon </text:p>
            </table:table-cell>
            <table:table-cell table:style-name="Table1_col2_row94">
              <text:p text:style-name="P2">9</text:p>
            </table:table-cell>
            <table:table-cell table:style-name="Table1_col3_row94">
              <text:p text:style-name="P1"/>
            </table:table-cell>
          </table:table-row>
          <table:table-row table:style-name="Table1.row95">
            <table:table-cell table:style-name="Table1_col1_row95">
              <text:p text:style-name="P1">okle </text:p>
            </table:table-cell>
            <table:table-cell table:style-name="Table1_col2_row95">
              <text:p text:style-name="P2">15</text:p>
            </table:table-cell>
            <table:table-cell table:style-name="Table1_col3_row95">
              <text:p text:style-name="P1"/>
            </table:table-cell>
          </table:table-row>
          <table:table-row table:style-name="Table1.row96">
            <table:table-cell table:style-name="Table1_col1_row96">
              <text:p text:style-name="P1">okomfobowuo </text:p>
            </table:table-cell>
            <table:table-cell table:style-name="Table1_col2_row96">
              <text:p text:style-name="P2">9</text:p>
            </table:table-cell>
            <table:table-cell table:style-name="Table1_col3_row96">
              <text:p text:style-name="P1"/>
            </table:table-cell>
          </table:table-row>
          <table:table-row table:style-name="Table1.row97">
            <table:table-cell table:style-name="Table1_col1_row97">
              <text:p text:style-name="P1">ɔblakɩtɩ </text:p>
            </table:table-cell>
            <table:table-cell table:style-name="Table1_col2_row97">
              <text:p text:style-name="P2">9</text:p>
            </table:table-cell>
            <table:table-cell table:style-name="Table1_col3_row97">
              <text:p text:style-name="P1"/>
            </table:table-cell>
          </table:table-row>
          <table:table-row table:style-name="Table1.row98">
            <table:table-cell table:style-name="Table1_col1_row98">
              <text:p text:style-name="P1">ɔblatɩɩ </text:p>
            </table:table-cell>
            <table:table-cell table:style-name="Table1_col2_row98">
              <text:p text:style-name="P2">16</text:p>
            </table:table-cell>
            <table:table-cell table:style-name="Table1_col3_row98">
              <text:p text:style-name="P1"/>
            </table:table-cell>
          </table:table-row>
          <table:table-row table:style-name="Table1.row99">
            <table:table-cell table:style-name="Table1_col1_row99">
              <text:p text:style-name="P1">ɔklɛbɔ </text:p>
            </table:table-cell>
            <table:table-cell table:style-name="Table1_col2_row99">
              <text:p text:style-name="P2">11</text:p>
            </table:table-cell>
            <table:table-cell table:style-name="Table1_col3_row99">
              <text:p text:style-name="P1"/>
            </table:table-cell>
          </table:table-row>
          <table:table-row table:style-name="Table1.row100">
            <table:table-cell table:style-name="Table1_col1_row100">
              <text:p text:style-name="P1">ɔkɔmfɔbowuo </text:p>
            </table:table-cell>
            <table:table-cell table:style-name="Table1_col2_row100">
              <text:p text:style-name="P2"/>
            </table:table-cell>
            <table:table-cell table:style-name="Table1_col3_row100">
              <text:p text:style-name="P1"/>
            </table:table-cell>
          </table:table-row>
          <table:table-row table:style-name="Table1.row101">
            <table:table-cell table:style-name="Table1_col1_row101">
              <text:p text:style-name="P1">ɔkɔtɔ </text:p>
            </table:table-cell>
            <table:table-cell table:style-name="Table1_col2_row101">
              <text:p text:style-name="P2">13</text:p>
            </table:table-cell>
            <table:table-cell table:style-name="Table1_col3_row101">
              <text:p text:style-name="P1"/>
            </table:table-cell>
          </table:table-row>
          <table:table-row table:style-name="Table1.row102">
            <table:table-cell table:style-name="Table1_col1_row102">
              <text:p text:style-name="P1">sapa </text:p>
            </table:table-cell>
            <table:table-cell table:style-name="Table1_col2_row102">
              <text:p text:style-name="P2">4</text:p>
            </table:table-cell>
            <table:table-cell table:style-name="Table1_col3_row102">
              <text:p text:style-name="P1"/>
            </table:table-cell>
          </table:table-row>
          <table:table-row table:style-name="Table1.row103">
            <table:table-cell table:style-name="Table1_col1_row103">
              <text:p text:style-name="P1">tsantsankʋ </text:p>
            </table:table-cell>
            <table:table-cell table:style-name="Table1_col2_row103">
              <text:p text:style-name="P2">17</text:p>
            </table:table-cell>
            <table:table-cell table:style-name="Table1_col3_row103">
              <text:p text:style-name="P1"/>
            </table:table-cell>
          </table:table-row>
          <table:table-row table:style-name="Table1.row104">
            <table:table-cell table:style-name="Table1_col1_row104">
              <text:p text:style-name="P1">oklemgbe </text:p>
            </table:table-cell>
            <table:table-cell table:style-name="Table1_col2_row104">
              <text:p text:style-name="P2">7</text:p>
            </table:table-cell>
            <table:table-cell table:style-name="Table1_col3_row104">
              <text:p text:style-name="P1"/>
            </table:table-cell>
          </table:table-row>
          <table:table-row table:style-name="Table1.row105">
            <table:table-cell table:style-name="Table1_col1_row105">
              <text:p text:style-name="P1">tsankasɩ </text:p>
            </table:table-cell>
            <table:table-cell table:style-name="Table1_col2_row105">
              <text:p text:style-name="P2">14</text:p>
            </table:table-cell>
            <table:table-cell table:style-name="Table1_col3_row105">
              <text:p text:style-name="P1"/>
            </table:table-cell>
          </table:table-row>
          <table:table-row table:style-name="Table1.row106">
            <table:table-cell table:style-name="Table1_col1_row106">
              <text:p text:style-name="P1">tsingbini </text:p>
            </table:table-cell>
            <table:table-cell table:style-name="Table1_col2_row106">
              <text:p text:style-name="P2">4</text:p>
            </table:table-cell>
            <table:table-cell table:style-name="Table1_col3_row106">
              <text:p text:style-name="P1"/>
            </table:table-cell>
          </table:table-row>
          <table:table-row table:style-name="Table1.row107">
            <table:table-cell table:style-name="Table1_col1_row107">
              <text:p text:style-name="P1">konya </text:p>
            </table:table-cell>
            <table:table-cell table:style-name="Table1_col2_row107">
              <text:p text:style-name="P2">5</text:p>
            </table:table-cell>
            <table:table-cell table:style-name="Table1_col3_row107">
              <text:p text:style-name="P1"/>
            </table:table-cell>
          </table:table-row>
          <table:table-row table:style-name="Table1.row108">
            <table:table-cell table:style-name="Table1_col1_row108">
              <text:p text:style-name="P1">atsantsankʋ </text:p>
            </table:table-cell>
            <table:table-cell table:style-name="Table1_col2_row108">
              <text:p text:style-name="P2">17</text:p>
            </table:table-cell>
            <table:table-cell table:style-name="Table1_col3_row108">
              <text:p text:style-name="P1"/>
            </table:table-cell>
          </table:table-row>
          <table:table-row table:style-name="Table1.row109">
            <table:table-cell table:style-name="Table1_col1_row109">
              <text:p text:style-name="P1">baba </text:p>
            </table:table-cell>
            <table:table-cell table:style-name="Table1_col2_row109">
              <text:p text:style-name="P2">5</text:p>
            </table:table-cell>
            <table:table-cell table:style-name="Table1_col3_row109">
              <text:p text:style-name="P1"/>
            </table:table-cell>
          </table:table-row>
          <table:table-row table:style-name="Table1.row110">
            <table:table-cell table:style-name="Table1_col1_row110">
              <text:p text:style-name="P1">bɔnbɔntɩ </text:p>
            </table:table-cell>
            <table:table-cell table:style-name="Table1_col2_row110">
              <text:p text:style-name="P2">5</text:p>
            </table:table-cell>
            <table:table-cell table:style-name="Table1_col3_row110">
              <text:p text:style-name="P1"/>
            </table:table-cell>
          </table:table-row>
          <table:table-row table:style-name="Table1.row111">
            <table:table-cell table:style-name="Table1_col1_row111">
              <text:p text:style-name="P1">dakpadakpa </text:p>
            </table:table-cell>
            <table:table-cell table:style-name="Table1_col2_row111">
              <text:p text:style-name="P2">18</text:p>
            </table:table-cell>
            <table:table-cell table:style-name="Table1_col3_row111">
              <text:p text:style-name="P1"/>
            </table:table-cell>
          </table:table-row>
          <table:table-row table:style-name="Table1.row112">
            <table:table-cell table:style-name="Table1_col1_row112">
              <text:p text:style-name="P1">damantsu </text:p>
            </table:table-cell>
            <table:table-cell table:style-name="Table1_col2_row112">
              <text:p text:style-name="P2">5</text:p>
            </table:table-cell>
            <table:table-cell table:style-name="Table1_col3_row112">
              <text:p text:style-name="P1"/>
            </table:table-cell>
          </table:table-row>
          <table:table-row table:style-name="Table1.row113">
            <table:table-cell table:style-name="Table1_col1_row113">
              <text:p text:style-name="P1">dɩba </text:p>
            </table:table-cell>
            <table:table-cell table:style-name="Table1_col2_row113">
              <text:p text:style-name="P2">5</text:p>
            </table:table-cell>
            <table:table-cell table:style-name="Table1_col3_row113">
              <text:p text:style-name="P1"/>
            </table:table-cell>
          </table:table-row>
          <table:table-row table:style-name="Table1.row114">
            <table:table-cell table:style-name="Table1_col1_row114">
              <text:p text:style-name="P1">fantɩ </text:p>
            </table:table-cell>
            <table:table-cell table:style-name="Table1_col2_row114">
              <text:p text:style-name="P2">17</text:p>
            </table:table-cell>
            <table:table-cell table:style-name="Table1_col3_row114">
              <text:p text:style-name="P1"/>
            </table:table-cell>
          </table:table-row>
          <table:table-row table:style-name="Table1.row115">
            <table:table-cell table:style-name="Table1_col1_row115">
              <text:p text:style-name="P1">finfi </text:p>
            </table:table-cell>
            <table:table-cell table:style-name="Table1_col2_row115">
              <text:p text:style-name="P2">5</text:p>
            </table:table-cell>
            <table:table-cell table:style-name="Table1_col3_row115">
              <text:p text:style-name="P1"/>
            </table:table-cell>
          </table:table-row>
          <table:table-row table:style-name="Table1.row116">
            <table:table-cell table:style-name="Table1_col1_row116">
              <text:p text:style-name="P1">fonflo </text:p>
            </table:table-cell>
            <table:table-cell table:style-name="Table1_col2_row116">
              <text:p text:style-name="P2">19</text:p>
            </table:table-cell>
            <table:table-cell table:style-name="Table1_col3_row116">
              <text:p text:style-name="P1"/>
            </table:table-cell>
          </table:table-row>
          <table:table-row table:style-name="Table1.row117">
            <table:table-cell table:style-name="Table1_col1_row117">
              <text:p text:style-name="P1">gyawugya </text:p>
            </table:table-cell>
            <table:table-cell table:style-name="Table1_col2_row117">
              <text:p text:style-name="P2">5</text:p>
            </table:table-cell>
            <table:table-cell table:style-name="Table1_col3_row117">
              <text:p text:style-name="P1"/>
            </table:table-cell>
          </table:table-row>
          <table:table-row table:style-name="Table1.row118">
            <table:table-cell table:style-name="Table1_col1_row118">
              <text:p text:style-name="P1">kian </text:p>
            </table:table-cell>
            <table:table-cell table:style-name="Table1_col2_row118">
              <text:p text:style-name="P2">19</text:p>
            </table:table-cell>
            <table:table-cell table:style-name="Table1_col3_row118">
              <text:p text:style-name="P1"/>
            </table:table-cell>
          </table:table-row>
          <table:table-row table:style-name="Table1.row119">
            <table:table-cell table:style-name="Table1_col1_row119">
              <text:p text:style-name="P1">konkolibatɛ </text:p>
            </table:table-cell>
            <table:table-cell table:style-name="Table1_col2_row119">
              <text:p text:style-name="P2">17</text:p>
            </table:table-cell>
            <table:table-cell table:style-name="Table1_col3_row119">
              <text:p text:style-name="P1"/>
            </table:table-cell>
          </table:table-row>
          <table:table-row table:style-name="Table1.row120">
            <table:table-cell table:style-name="Table1_col1_row120">
              <text:p text:style-name="P1">konkolifi </text:p>
            </table:table-cell>
            <table:table-cell table:style-name="Table1_col2_row120">
              <text:p text:style-name="P2">17</text:p>
            </table:table-cell>
            <table:table-cell table:style-name="Table1_col3_row120">
              <text:p text:style-name="P1"/>
            </table:table-cell>
          </table:table-row>
          <table:table-row table:style-name="Table1.row121">
            <table:table-cell table:style-name="Table1_col1_row121">
              <text:p text:style-name="P1">konya </text:p>
            </table:table-cell>
            <table:table-cell table:style-name="Table1_col2_row121">
              <text:p text:style-name="P2">5</text:p>
            </table:table-cell>
            <table:table-cell table:style-name="Table1_col3_row121">
              <text:p text:style-name="P1"/>
            </table:table-cell>
          </table:table-row>
          <table:table-row table:style-name="Table1.row122">
            <table:table-cell table:style-name="Table1_col1_row122">
              <text:p text:style-name="P1">kɔklɔ </text:p>
            </table:table-cell>
            <table:table-cell table:style-name="Table1_col2_row122">
              <text:p text:style-name="P2">5</text:p>
            </table:table-cell>
            <table:table-cell table:style-name="Table1_col3_row122">
              <text:p text:style-name="P1"/>
            </table:table-cell>
          </table:table-row>
          <table:table-row table:style-name="Table1.row123">
            <table:table-cell table:style-name="Table1_col1_row123">
              <text:p text:style-name="P1">kpikplibi </text:p>
            </table:table-cell>
            <table:table-cell table:style-name="Table1_col2_row123">
              <text:p text:style-name="P2">5</text:p>
            </table:table-cell>
            <table:table-cell table:style-name="Table1_col3_row123">
              <text:p text:style-name="P1"/>
            </table:table-cell>
          </table:table-row>
          <table:table-row table:style-name="Table1.row124">
            <table:table-cell table:style-name="Table1_col1_row124">
              <text:p text:style-name="P1">kponkpoli </text:p>
            </table:table-cell>
            <table:table-cell table:style-name="Table1_col2_row124">
              <text:p text:style-name="P2">17</text:p>
            </table:table-cell>
            <table:table-cell table:style-name="Table1_col3_row124">
              <text:p text:style-name="P1"/>
            </table:table-cell>
          </table:table-row>
          <table:table-row table:style-name="Table1.row125">
            <table:table-cell table:style-name="Table1_col1_row125">
              <text:p text:style-name="P1">kwatabi </text:p>
            </table:table-cell>
            <table:table-cell table:style-name="Table1_col2_row125">
              <text:p text:style-name="P2"/>
            </table:table-cell>
            <table:table-cell table:style-name="Table1_col3_row125">
              <text:p text:style-name="P1"/>
            </table:table-cell>
          </table:table-row>
          <table:table-row table:style-name="Table1.row126">
            <table:table-cell table:style-name="Table1_col1_row126">
              <text:p text:style-name="P1">natɩ </text:p>
            </table:table-cell>
            <table:table-cell table:style-name="Table1_col2_row126">
              <text:p text:style-name="P2">13</text:p>
            </table:table-cell>
            <table:table-cell table:style-name="Table1_col3_row126">
              <text:p text:style-name="P1"/>
            </table:table-cell>
          </table:table-row>
          <table:table-row table:style-name="Table1.row127">
            <table:table-cell table:style-name="Table1_col1_row127">
              <text:p text:style-name="P1">nyambi </text:p>
            </table:table-cell>
            <table:table-cell table:style-name="Table1_col2_row127">
              <text:p text:style-name="P2">19</text:p>
            </table:table-cell>
            <table:table-cell table:style-name="Table1_col3_row127">
              <text:p text:style-name="P1"/>
            </table:table-cell>
          </table:table-row>
          <table:table-row table:style-name="Table1.row128">
            <table:table-cell table:style-name="Table1_col1_row128">
              <text:p text:style-name="P1">nyankpʋkpie </text:p>
            </table:table-cell>
            <table:table-cell table:style-name="Table1_col2_row128">
              <text:p text:style-name="P2">13</text:p>
            </table:table-cell>
            <table:table-cell table:style-name="Table1_col3_row128">
              <text:p text:style-name="P1"/>
            </table:table-cell>
          </table:table-row>
          <table:table-row table:style-name="Table1.row129">
            <table:table-cell table:style-name="Table1_col1_row129">
              <text:p text:style-name="P1">ŋlanwun </text:p>
            </table:table-cell>
            <table:table-cell table:style-name="Table1_col2_row129">
              <text:p text:style-name="P2">18</text:p>
            </table:table-cell>
            <table:table-cell table:style-name="Table1_col3_row129">
              <text:p text:style-name="P1"/>
            </table:table-cell>
          </table:table-row>
          <table:table-row table:style-name="Table1.row130">
            <table:table-cell table:style-name="Table1_col1_row130">
              <text:p text:style-name="P1">obubwi </text:p>
            </table:table-cell>
            <table:table-cell table:style-name="Table1_col2_row130">
              <text:p text:style-name="P2"/>
            </table:table-cell>
            <table:table-cell table:style-name="Table1_col3_row130">
              <text:p text:style-name="P1"/>
            </table:table-cell>
          </table:table-row>
          <table:table-row table:style-name="Table1.row131">
            <table:table-cell table:style-name="Table1_col1_row131">
              <text:p text:style-name="P1">ogyaŋɛ </text:p>
            </table:table-cell>
            <table:table-cell table:style-name="Table1_col2_row131">
              <text:p text:style-name="P2">17</text:p>
            </table:table-cell>
            <table:table-cell table:style-name="Table1_col3_row131">
              <text:p text:style-name="P1"/>
            </table:table-cell>
          </table:table-row>
          <table:table-row table:style-name="Table1.row132">
            <table:table-cell table:style-name="Table1_col1_row132">
              <text:p text:style-name="P1">okpin </text:p>
            </table:table-cell>
            <table:table-cell table:style-name="Table1_col2_row132">
              <text:p text:style-name="P2"/>
            </table:table-cell>
            <table:table-cell table:style-name="Table1_col3_row132">
              <text:p text:style-name="P1"/>
            </table:table-cell>
          </table:table-row>
          <table:table-row table:style-name="Table1.row133">
            <table:table-cell table:style-name="Table1_col1_row133">
              <text:p text:style-name="P1">ɔkɛkɛ ɛ</text:p>
            </table:table-cell>
            <table:table-cell table:style-name="Table1_col2_row133">
              <text:p text:style-name="P2">17</text:p>
            </table:table-cell>
            <table:table-cell table:style-name="Table1_col3_row133">
              <text:p text:style-name="P1"/>
            </table:table-cell>
          </table:table-row>
          <table:table-row table:style-name="Table1.row134">
            <table:table-cell table:style-name="Table1_col1_row134">
              <text:p text:style-name="P1">ɔkpan </text:p>
            </table:table-cell>
            <table:table-cell table:style-name="Table1_col2_row134">
              <text:p text:style-name="P2">5</text:p>
            </table:table-cell>
            <table:table-cell table:style-name="Table1_col3_row134">
              <text:p text:style-name="P1"/>
            </table:table-cell>
          </table:table-row>
          <table:table-row table:style-name="Table1.row135">
            <table:table-cell table:style-name="Table1_col1_row135">
              <text:p text:style-name="P1">ɔtswɩnkɩ </text:p>
            </table:table-cell>
            <table:table-cell table:style-name="Table1_col2_row135">
              <text:p text:style-name="P2">17</text:p>
            </table:table-cell>
            <table:table-cell table:style-name="Table1_col3_row135">
              <text:p text:style-name="P1"/>
            </table:table-cell>
          </table:table-row>
          <table:table-row table:style-name="Table1.row136">
            <table:table-cell table:style-name="Table1_col1_row136">
              <text:p text:style-name="P1">ɔwɔntɩntsu </text:p>
            </table:table-cell>
            <table:table-cell table:style-name="Table1_col2_row136">
              <text:p text:style-name="P2">16</text:p>
            </table:table-cell>
            <table:table-cell table:style-name="Table1_col3_row136">
              <text:p text:style-name="P1"/>
            </table:table-cell>
          </table:table-row>
          <table:table-row table:style-name="Table1.row137">
            <table:table-cell table:style-name="Table1_col1_row137">
              <text:p text:style-name="P1">sisa </text:p>
            </table:table-cell>
            <table:table-cell table:style-name="Table1_col2_row137">
              <text:p text:style-name="P2">16</text:p>
            </table:table-cell>
            <table:table-cell table:style-name="Table1_col3_row137">
              <text:p text:style-name="P1"/>
            </table:table-cell>
          </table:table-row>
          <table:table-row table:style-name="Table1.row138">
            <table:table-cell table:style-name="Table1_col1_row138">
              <text:p text:style-name="P1">sʋrama </text:p>
            </table:table-cell>
            <table:table-cell table:style-name="Table1_col2_row138">
              <text:p text:style-name="P2">16</text:p>
            </table:table-cell>
            <table:table-cell table:style-name="Table1_col3_row138">
              <text:p text:style-name="P1"/>
            </table:table-cell>
          </table:table-row>
          <table:table-row table:style-name="Table1.row139">
            <table:table-cell table:style-name="Table1_col1_row139">
              <text:p text:style-name="P1">tɛplɛ </text:p>
            </table:table-cell>
            <table:table-cell table:style-name="Table1_col2_row139">
              <text:p text:style-name="P2">17</text:p>
            </table:table-cell>
            <table:table-cell table:style-name="Table1_col3_row139">
              <text:p text:style-name="P1"/>
            </table:table-cell>
          </table:table-row>
          <table:table-row table:style-name="Table1.row140">
            <table:table-cell table:style-name="Table1_col1_row140">
              <text:p text:style-name="P1">tɔsɩ </text:p>
            </table:table-cell>
            <table:table-cell table:style-name="Table1_col2_row140">
              <text:p text:style-name="P2">19</text:p>
            </table:table-cell>
            <table:table-cell table:style-name="Table1_col3_row140">
              <text:p text:style-name="P1"/>
            </table:table-cell>
          </table:table-row>
          <table:table-row table:style-name="Table1.row141">
            <table:table-cell table:style-name="Table1_col1_row141">
              <text:p text:style-name="P1">tsantsraku </text:p>
            </table:table-cell>
            <table:table-cell table:style-name="Table1_col2_row141">
              <text:p text:style-name="P2">18</text:p>
            </table:table-cell>
            <table:table-cell table:style-name="Table1_col3_row141">
              <text:p text:style-name="P1"/>
            </table:table-cell>
          </table:table-row>
          <table:table-row table:style-name="Table1.row142">
            <table:table-cell table:style-name="Table1_col1_row142">
              <text:p text:style-name="P1">wʋlʋ </text:p>
            </table:table-cell>
            <table:table-cell table:style-name="Table1_col2_row142">
              <text:p text:style-name="P2">16</text:p>
            </table:table-cell>
            <table:table-cell table:style-name="Table1_col3_row142">
              <text:p text:style-name="P1"/>
            </table:table-cell>
          </table:table-row>
          <table:table-row table:style-name="Table1.row143">
            <table:table-cell table:style-name="Table1_col1_row143">
              <text:p text:style-name="P1">wʋnsa </text:p>
            </table:table-cell>
            <table:table-cell table:style-name="Table1_col2_row143">
              <text:p text:style-name="P2">16</text:p>
            </table:table-cell>
            <table:table-cell table:style-name="Table1_col3_row143">
              <text:p text:style-name="P1"/>
            </table:table-cell>
          </table:table-row>
          <table:table-row table:style-name="Table1.row144">
            <table:table-cell table:style-name="Table1_col1_row144">
              <text:p text:style-name="P1">asaan </text:p>
            </table:table-cell>
            <table:table-cell table:style-name="Table1_col2_row144">
              <text:p text:style-name="P2">13</text:p>
            </table:table-cell>
            <table:table-cell table:style-name="Table1_col3_row144">
              <text:p text:style-name="P1"/>
            </table:table-cell>
          </table:table-row>
          <table:table-row table:style-name="Table1.row145">
            <table:table-cell table:style-name="Table1_col1_row145">
              <text:p text:style-name="P1">klɛmɛtɩ </text:p>
            </table:table-cell>
            <table:table-cell table:style-name="Table1_col2_row145">
              <text:p text:style-name="P2">12</text:p>
            </table:table-cell>
            <table:table-cell table:style-name="Table1_col3_row145">
              <text:p text:style-name="P1"/>
            </table:table-cell>
          </table:table-row>
          <table:table-row table:style-name="Table1.row146">
            <table:table-cell table:style-name="Table1_col1_row146">
              <text:p text:style-name="P1">ogbangba </text:p>
            </table:table-cell>
            <table:table-cell table:style-name="Table1_col2_row146">
              <text:p text:style-name="P2">12</text:p>
            </table:table-cell>
            <table:table-cell table:style-name="Table1_col3_row146">
              <text:p text:style-name="P1"/>
            </table:table-cell>
          </table:table-row>
          <table:table-row table:style-name="Table1.row147">
            <table:table-cell table:style-name="Table1_col1_row147">
              <text:p text:style-name="P1">okikie </text:p>
            </table:table-cell>
            <table:table-cell table:style-name="Table1_col2_row147">
              <text:p text:style-name="P2">12</text:p>
            </table:table-cell>
            <table:table-cell table:style-name="Table1_col3_row147">
              <text:p text:style-name="P1"/>
            </table:table-cell>
          </table:table-row>
          <table:table-row table:style-name="Table1.row148">
            <table:table-cell table:style-name="Table1_col1_row148">
              <text:p text:style-name="P1">okuku </text:p>
            </table:table-cell>
            <table:table-cell table:style-name="Table1_col2_row148">
              <text:p text:style-name="P2">12</text:p>
            </table:table-cell>
            <table:table-cell table:style-name="Table1_col3_row148">
              <text:p text:style-name="P1"/>
            </table:table-cell>
          </table:table-row>
          <table:table-row table:style-name="Table1.row149">
            <table:table-cell table:style-name="Table1_col1_row149">
              <text:p text:style-name="P1">opitre </text:p>
            </table:table-cell>
            <table:table-cell table:style-name="Table1_col2_row149">
              <text:p text:style-name="P2">12</text:p>
            </table:table-cell>
            <table:table-cell table:style-name="Table1_col3_row149">
              <text:p text:style-name="P1"/>
            </table:table-cell>
          </table:table-row>
          <table:table-row table:style-name="Table1.row150">
            <table:table-cell table:style-name="Table1_col1_row150">
              <text:p text:style-name="P1">okuabi </text:p>
            </table:table-cell>
            <table:table-cell table:style-name="Table1_col2_row150">
              <text:p text:style-name="P2">12</text:p>
            </table:table-cell>
            <table:table-cell table:style-name="Table1_col3_row150">
              <text:p text:style-name="P1"/>
            </table:table-cell>
          </table:table-row>
          <table:table-row table:style-name="Table1.row151">
            <table:table-cell table:style-name="Table1_col1_row151">
              <text:p text:style-name="P1">ɔtsabi </text:p>
            </table:table-cell>
            <table:table-cell table:style-name="Table1_col2_row151">
              <text:p text:style-name="P2"/>
            </table:table-cell>
            <table:table-cell table:style-name="Table1_col3_row151">
              <text:p text:style-name="P1"/>
            </table:table-cell>
          </table:table-row>
          <table:table-row table:style-name="Table1.row152">
            <table:table-cell table:style-name="Table1_col1_row152">
              <text:p text:style-name="P1">afwɩ </text:p>
            </table:table-cell>
            <table:table-cell table:style-name="Table1_col2_row152">
              <text:p text:style-name="P2"/>
            </table:table-cell>
            <table:table-cell table:style-name="Table1_col3_row152">
              <text:p text:style-name="P1"/>
            </table:table-cell>
          </table:table-row>
          <table:table-row table:style-name="Table1.row153">
            <table:table-cell table:style-name="Table1_col1_row153">
              <text:p text:style-name="P1">nfa </text:p>
            </table:table-cell>
            <table:table-cell table:style-name="Table1_col2_row153">
              <text:p text:style-name="P2">14</text:p>
            </table:table-cell>
            <table:table-cell table:style-name="Table1_col3_row153">
              <text:p text:style-name="P1"/>
            </table:table-cell>
          </table:table-row>
          <table:table-row table:style-name="Table1.row154">
            <table:table-cell table:style-name="Table1_col1_row154">
              <text:p text:style-name="P1">ogyiswɩe </text:p>
            </table:table-cell>
            <table:table-cell table:style-name="Table1_col2_row154">
              <text:p text:style-name="P2"/>
            </table:table-cell>
            <table:table-cell table:style-name="Table1_col3_row154">
              <text:p text:style-name="P1"/>
            </table:table-cell>
          </table:table-row>
          <table:table-row table:style-name="Table1.row155">
            <table:table-cell table:style-name="Table1_col1_row155">
              <text:p text:style-name="P1">sɛsɛ </text:p>
            </table:table-cell>
            <table:table-cell table:style-name="Table1_col2_row155">
              <text:p text:style-name="P2"/>
            </table:table-cell>
            <table:table-cell table:style-name="Table1_col3_row155">
              <text:p text:style-name="P1"/>
            </table:table-cell>
          </table:table-row>
          <table:table-row table:style-name="Table1.row156">
            <table:table-cell table:style-name="Table1_col1_row156">
              <text:p text:style-name="P1">nwunasʋ </text:p>
            </table:table-cell>
            <table:table-cell table:style-name="Table1_col2_row156">
              <text:p text:style-name="P2"/>
            </table:table-cell>
            <table:table-cell table:style-name="Table1_col3_row156">
              <text:p text:style-name="P1"/>
            </table:table-cell>
          </table:table-row>
          <table:table-row table:style-name="Table1.row157">
            <table:table-cell table:style-name="Table1_col1_row157">
              <text:p text:style-name="P1">andɔ </text:p>
            </table:table-cell>
            <table:table-cell table:style-name="Table1_col2_row157">
              <text:p text:style-name="P2">3</text:p>
            </table:table-cell>
            <table:table-cell table:style-name="Table1_col3_row157">
              <text:p text:style-name="P1"/>
            </table:table-cell>
          </table:table-row>
          <table:table-row table:style-name="Table1.row158">
            <table:table-cell table:style-name="Table1_col1_row158">
              <text:p text:style-name="P1">kɩaɩ </text:p>
            </table:table-cell>
            <table:table-cell table:style-name="Table1_col2_row158">
              <text:p text:style-name="P2">3</text:p>
            </table:table-cell>
            <table:table-cell table:style-name="Table1_col3_row158">
              <text:p text:style-name="P1"/>
            </table:table-cell>
          </table:table-row>
          <table:table-row table:style-name="Table1.row159">
            <table:table-cell table:style-name="Table1_col1_row159">
              <text:p text:style-name="P1">ɩwatɛ </text:p>
            </table:table-cell>
            <table:table-cell table:style-name="Table1_col2_row159">
              <text:p text:style-name="P2"/>
            </table:table-cell>
            <table:table-cell table:style-name="Table1_col3_row159">
              <text:p text:style-name="P1"/>
            </table:table-cell>
          </table:table-row>
          <table:table-row table:style-name="Table1.row160">
            <table:table-cell table:style-name="Table1_col1_row160">
              <text:p text:style-name="P1">kpala </text:p>
            </table:table-cell>
            <table:table-cell table:style-name="Table1_col2_row160">
              <text:p text:style-name="P2">2</text:p>
            </table:table-cell>
            <table:table-cell table:style-name="Table1_col3_row160">
              <text:p text:style-name="P1"/>
            </table:table-cell>
          </table:table-row>
          <table:table-row table:style-name="Table1.row161">
            <table:table-cell table:style-name="Table1_col1_row161">
              <text:p text:style-name="P1">kpoun </text:p>
            </table:table-cell>
            <table:table-cell table:style-name="Table1_col2_row161">
              <text:p text:style-name="P2"/>
            </table:table-cell>
            <table:table-cell table:style-name="Table1_col3_row161">
              <text:p text:style-name="P1"/>
            </table:table-cell>
          </table:table-row>
          <table:table-row table:style-name="Table1.row162">
            <table:table-cell table:style-name="Table1_col1_row162">
              <text:p text:style-name="P1">batɛkokoyin </text:p>
            </table:table-cell>
            <table:table-cell table:style-name="Table1_col2_row162">
              <text:p text:style-name="P2">1</text:p>
            </table:table-cell>
            <table:table-cell table:style-name="Table1_col3_row162">
              <text:p text:style-name="P1"/>
            </table:table-cell>
          </table:table-row>
          <table:table-row table:style-name="Table1.row163">
            <table:table-cell table:style-name="Table1_col1_row163">
              <text:p text:style-name="P1">flo </text:p>
            </table:table-cell>
            <table:table-cell table:style-name="Table1_col2_row163">
              <text:p text:style-name="P2"/>
            </table:table-cell>
            <table:table-cell table:style-name="Table1_col3_row163">
              <text:p text:style-name="P1"/>
            </table:table-cell>
          </table:table-row>
          <table:table-row table:style-name="Table1.row164">
            <table:table-cell table:style-name="Table1_col1_row164">
              <text:p text:style-name="P1">ibi </text:p>
            </table:table-cell>
            <table:table-cell table:style-name="Table1_col2_row164">
              <text:p text:style-name="P2"/>
            </table:table-cell>
            <table:table-cell table:style-name="Table1_col3_row164">
              <text:p text:style-name="P1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oulos SIL" svg:font-family="Doulos SIL"/>
    <style:font-face style:name="Charis SIL" svg:font-family="Charis SIL"/>
  </office:font-face-decls>
  <office:styles>
    <style:style style:name="Table Heading" style:family="paragraph" style:parent-style-name="Normal" style:next-style-name="Table Heading">
      <style:paragraph-properties fo:text-align="center"/>
      <style:text-properties fo:font-weight="bold"/>
    </style:style>
    <style:style style:name="Index" style:family="paragraph" style:parent-style-name="Normal" style:next-style-name="Index">
      <style:text-properties style:font-name="Doulos SIL"/>
    </style:style>
    <style:style style:name="List" style:family="paragraph" style:parent-style-name="Text body" style:next-style-name="List">
      <style:text-properties style:font-name="Doulos SIL"/>
    </style:style>
    <style:style style:name="Heading" style:family="paragraph" style:parent-style-name="Normal" style:next-style-name="Text body">
      <style:paragraph-properties fo:margin-top="0.423cm" fo:margin-bottom="0.212cm" fo:keep-with-next="always"/>
      <style:text-properties style:font-name="Doulos SIL" fo:font-size="14pt"/>
    </style:style>
    <style:style style:name="Caption" style:family="paragraph" style:parent-style-name="Normal" style:next-style-name="Caption">
      <style:paragraph-properties fo:margin-top="0.212cm" fo:margin-bottom="0.212cm"/>
      <style:text-properties style:font-name="Doulos SIL" fo:font-size="12pt" fo:font-style="italic"/>
    </style:style>
    <style:style style:name="Text body" style:family="paragraph" style:parent-style-name="Normal" style:next-style-name="Text body">
      <style:paragraph-properties fo:margin-top="0cm" fo:margin-bottom="0.212cm"/>
    </style:style>
    <style:style style:name="Normal" style:family="paragraph" style:next-style-name="Normal">
      <style:paragraph-properties style:writing-mode="lr"/>
      <style:text-properties style:font-name="Doulos SIL" fo:font-size="12pt" fo:language="en" fo:country="CA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  <meta:initial-creator>peacocw </meta:initial-creator>
    <dc:creator>peacocw </dc:creator>
    <meta:creation-date>2012-10-19T10:09:41</meta:creation-date>
    <dc:date>2012-10-19T10:12:41</dc:date>
  </office:meta>
</office:document-meta>
</file>